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" style:family="paragraph" style:parent-style-name="Standard">
      <style:text-properties officeooo:rsid="0015e190" officeooo:paragraph-rsid="00c54477"/>
    </style:style>
    <style:style style:name="P3" style:family="paragraph" style:parent-style-name="Standard">
      <style:text-properties officeooo:rsid="0015e190" officeooo:paragraph-rsid="0352e304"/>
    </style:style>
    <style:style style:name="P4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5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Liberation Mono" officeooo:rsid="0013b4ff" officeooo:paragraph-rsid="0000a7ac"/>
    </style:style>
    <style:style style:name="P8" style:family="paragraph" style:parent-style-name="Standard">
      <style:text-properties style:font-name="Liberation Mono" fo:font-size="12pt" fo:font-style="normal" fo:font-weight="bold" officeooo:rsid="0015e190" officeooo:paragraph-rsid="00c5447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9" style:family="paragraph" style:parent-style-name="Standard">
      <style:text-properties officeooo:paragraph-rsid="00c54477"/>
    </style:style>
    <style:style style:name="P10" style:family="paragraph" style:parent-style-name="Standard">
      <style:text-properties officeooo:paragraph-rsid="036c2c3f"/>
    </style:style>
    <style:style style:name="P11" style:family="paragraph" style:parent-style-name="Standard">
      <style:text-properties officeooo:paragraph-rsid="03804318"/>
    </style:style>
    <style:style style:name="P12" style:family="paragraph" style:parent-style-name="Standard">
      <style:text-properties officeooo:paragraph-rsid="0392e1fe"/>
    </style:style>
    <style:style style:name="P13" style:family="paragraph" style:parent-style-name="Standard">
      <style:text-properties officeooo:paragraph-rsid="03814cdc"/>
    </style:style>
    <style:style style:name="P14" style:family="paragraph" style:parent-style-name="Standard">
      <style:text-properties officeooo:paragraph-rsid="03931fde"/>
    </style:style>
    <style:style style:name="P15" style:family="paragraph" style:parent-style-name="Standard">
      <style:text-properties officeooo:paragraph-rsid="03a90b9a"/>
    </style:style>
    <style:style style:name="P16" style:family="paragraph" style:parent-style-name="Standard">
      <style:paragraph-properties fo:text-align="center" style:justify-single-word="false"/>
      <style:text-properties officeooo:paragraph-rsid="0000a7ac"/>
    </style:style>
    <style:style style:name="P17" style:family="paragraph" style:parent-style-name="Standard">
      <style:paragraph-properties fo:text-align="center" style:justify-single-word="false"/>
      <style:text-properties officeooo:paragraph-rsid="007b6ae1"/>
    </style:style>
    <style:style style:name="P18" style:family="paragraph" style:parent-style-name="Preformatted_20_Text">
      <style:text-properties officeooo:paragraph-rsid="03e9dc96"/>
    </style:style>
    <style:style style:name="P19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20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2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2ebfe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2ed7b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2f643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30dbd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32e3f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34556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356e0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374ec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3b559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3bca4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3d7fc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44aee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4502ed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4" style:family="paragraph" style:parent-style-name="Standard" style:list-style-name="L1">
      <style:text-properties officeooo:paragraph-rsid="03c7ab2f"/>
    </style:style>
    <style:style style:name="P35" style:family="paragraph" style:parent-style-name="Standard" style:list-style-name="L1">
      <style:text-properties officeooo:paragraph-rsid="03c84e10"/>
    </style:style>
    <style:style style:name="P36" style:family="paragraph" style:parent-style-name="Standard" style:list-style-name="L1">
      <style:text-properties officeooo:paragraph-rsid="03ce4806"/>
    </style:style>
    <style:style style:name="P37" style:family="paragraph" style:parent-style-name="Standard" style:list-style-name="L1">
      <style:text-properties officeooo:paragraph-rsid="03cf8082"/>
    </style:style>
    <style:style style:name="P38" style:family="paragraph" style:parent-style-name="Standard" style:list-style-name="L1">
      <style:text-properties officeooo:paragraph-rsid="03d65256"/>
    </style:style>
    <style:style style:name="P39" style:family="paragraph" style:parent-style-name="Standard" style:list-style-name="L1">
      <style:text-properties officeooo:paragraph-rsid="03d6e2af"/>
    </style:style>
    <style:style style:name="P40" style:family="paragraph" style:parent-style-name="Standard" style:list-style-name="L1">
      <style:text-properties officeooo:paragraph-rsid="03d89203"/>
    </style:style>
    <style:style style:name="P41" style:family="paragraph" style:parent-style-name="Standard" style:list-style-name="L1">
      <style:text-properties officeooo:paragraph-rsid="03da23e4"/>
    </style:style>
    <style:style style:name="P42" style:family="paragraph" style:parent-style-name="Standard" style:list-style-name="L1">
      <style:text-properties officeooo:paragraph-rsid="03ddb581"/>
    </style:style>
    <style:style style:name="P43" style:family="paragraph" style:parent-style-name="Standard" style:list-style-name="L1">
      <style:text-properties officeooo:paragraph-rsid="03df1d08"/>
    </style:style>
    <style:style style:name="P44" style:family="paragraph" style:parent-style-name="Standard" style:list-style-name="L1">
      <style:text-properties officeooo:paragraph-rsid="03e243ff"/>
    </style:style>
    <style:style style:name="P45" style:family="paragraph" style:parent-style-name="Standard" style:list-style-name="L1">
      <style:text-properties officeooo:paragraph-rsid="03e57631"/>
    </style:style>
    <style:style style:name="P46" style:family="paragraph" style:parent-style-name="Standard" style:list-style-name="L1">
      <style:text-properties officeooo:paragraph-rsid="03e668a7"/>
    </style:style>
    <style:style style:name="P47" style:family="paragraph" style:parent-style-name="Standard" style:list-style-name="L1">
      <style:text-properties officeooo:paragraph-rsid="03eb8c46"/>
    </style:style>
    <style:style style:name="P48" style:family="paragraph" style:parent-style-name="Standard" style:list-style-name="L1">
      <style:text-properties officeooo:paragraph-rsid="03ecd5d4"/>
    </style:style>
    <style:style style:name="P49" style:family="paragraph" style:parent-style-name="Standard" style:list-style-name="L1">
      <style:text-properties officeooo:paragraph-rsid="03eeca53"/>
    </style:style>
    <style:style style:name="P50" style:family="paragraph" style:parent-style-name="Standard" style:list-style-name="L1">
      <style:text-properties officeooo:paragraph-rsid="03f4bbf1"/>
    </style:style>
    <style:style style:name="P51" style:family="paragraph" style:parent-style-name="Standard" style:list-style-name="L1">
      <style:text-properties officeooo:paragraph-rsid="03f79df9"/>
    </style:style>
    <style:style style:name="P52" style:family="paragraph" style:parent-style-name="Standard" style:list-style-name="L1">
      <style:text-properties officeooo:paragraph-rsid="03f98cbb"/>
    </style:style>
    <style:style style:name="P53" style:family="paragraph" style:parent-style-name="Standard" style:list-style-name="L1">
      <style:text-properties officeooo:paragraph-rsid="03fc7949"/>
    </style:style>
    <style:style style:name="P54" style:family="paragraph" style:parent-style-name="Standard" style:list-style-name="L1">
      <style:text-properties officeooo:paragraph-rsid="0400edcd"/>
    </style:style>
    <style:style style:name="P55" style:family="paragraph" style:parent-style-name="Standard" style:list-style-name="L1">
      <style:text-properties officeooo:rsid="0015e190" officeooo:paragraph-rsid="03be89c4"/>
    </style:style>
    <style:style style:name="P56" style:family="paragraph" style:parent-style-name="Standard" style:list-style-name="L1">
      <style:text-properties officeooo:rsid="0015e190" officeooo:paragraph-rsid="03bfdb79"/>
    </style:style>
    <style:style style:name="P57" style:family="paragraph" style:parent-style-name="Standard" style:list-style-name="L1">
      <style:text-properties officeooo:rsid="0015e190" officeooo:paragraph-rsid="03c0f221"/>
    </style:style>
    <style:style style:name="P58" style:family="paragraph" style:parent-style-name="Standard" style:list-style-name="L1">
      <style:text-properties officeooo:rsid="0015e190" officeooo:paragraph-rsid="03c5c42a"/>
    </style:style>
    <style:style style:name="P59" style:family="paragraph" style:parent-style-name="Standard" style:list-style-name="L1">
      <style:text-properties officeooo:rsid="0015e190" officeooo:paragraph-rsid="03c6f0ed"/>
    </style:style>
    <style:style style:name="P60" style:family="paragraph" style:parent-style-name="Standard">
      <style:text-properties officeooo:rsid="0015e190" officeooo:paragraph-rsid="00c54477"/>
    </style:style>
    <style:style style:name="P61" style:family="paragraph" style:parent-style-name="Standard" style:list-style-name="Numbering_20_123">
      <style:text-properties officeooo:paragraph-rsid="036c2c3f"/>
    </style:style>
    <style:style style:name="P62" style:family="paragraph" style:parent-style-name="Standard" style:list-style-name="Numbering_20_123">
      <style:text-properties officeooo:paragraph-rsid="040a143d"/>
    </style:style>
    <style:style style:name="P63" style:family="paragraph" style:parent-style-name="Standard" style:list-style-name="Numbering_20_123">
      <style:text-properties officeooo:paragraph-rsid="040c0434"/>
    </style:style>
    <style:style style:name="P64" style:family="paragraph" style:parent-style-name="Standard" style:list-style-name="Numbering_20_123">
      <style:text-properties officeooo:paragraph-rsid="040dcec4"/>
    </style:style>
    <style:style style:name="P65" style:family="paragraph" style:parent-style-name="Standard" style:list-style-name="Numbering_20_123">
      <style:text-properties officeooo:paragraph-rsid="040f9b77"/>
    </style:style>
    <style:style style:name="P66" style:family="paragraph" style:parent-style-name="Standard" style:list-style-name="Numbering_20_123">
      <style:text-properties officeooo:paragraph-rsid="040fe3e0"/>
    </style:style>
    <style:style style:name="P67" style:family="paragraph" style:parent-style-name="Standard" style:list-style-name="Numbering_20_123">
      <style:text-properties officeooo:paragraph-rsid="0410f492"/>
    </style:style>
    <style:style style:name="P68" style:family="paragraph" style:parent-style-name="Standard" style:list-style-name="Numbering_20_123">
      <style:text-properties officeooo:paragraph-rsid="0412315c"/>
    </style:style>
    <style:style style:name="P69" style:family="paragraph" style:parent-style-name="Standard" style:list-style-name="Numbering_20_123">
      <style:text-properties officeooo:paragraph-rsid="04124f6e"/>
    </style:style>
    <style:style style:name="P70" style:family="paragraph" style:parent-style-name="Standard" style:list-style-name="Numbering_20_123">
      <style:text-properties officeooo:paragraph-rsid="041288e7"/>
    </style:style>
    <style:style style:name="P71" style:family="paragraph" style:parent-style-name="Standard" style:list-style-name="Numbering_20_123">
      <style:text-properties officeooo:paragraph-rsid="04128e08"/>
    </style:style>
    <style:style style:name="P72" style:family="paragraph" style:parent-style-name="Standard" style:list-style-name="Numbering_20_123">
      <style:text-properties officeooo:paragraph-rsid="04140532"/>
    </style:style>
    <style:style style:name="P73" style:family="paragraph" style:parent-style-name="Standard" style:list-style-name="Numbering_20_123">
      <style:text-properties officeooo:paragraph-rsid="04146eb1"/>
    </style:style>
    <style:style style:name="P74" style:family="paragraph" style:parent-style-name="Standard" style:list-style-name="Numbering_20_123">
      <style:text-properties officeooo:paragraph-rsid="04182bb6"/>
    </style:style>
    <style:style style:name="P75" style:family="paragraph" style:parent-style-name="Standard" style:list-style-name="Numbering_20_123">
      <style:text-properties officeooo:paragraph-rsid="0419852d"/>
    </style:style>
    <style:style style:name="P76" style:family="paragraph" style:parent-style-name="Standard" style:list-style-name="Numbering_20_123">
      <style:text-properties officeooo:paragraph-rsid="041a402d"/>
    </style:style>
    <style:style style:name="P77" style:family="paragraph" style:parent-style-name="Standard" style:list-style-name="Numbering_20_123">
      <style:text-properties officeooo:paragraph-rsid="041bcfd0"/>
    </style:style>
    <style:style style:name="P78" style:family="paragraph" style:parent-style-name="Standard" style:list-style-name="Numbering_20_123">
      <style:text-properties officeooo:paragraph-rsid="041edde4"/>
    </style:style>
    <style:style style:name="P79" style:family="paragraph" style:parent-style-name="Standard" style:list-style-name="Numbering_20_123">
      <style:text-properties officeooo:paragraph-rsid="04215794"/>
    </style:style>
    <style:style style:name="P80" style:family="paragraph" style:parent-style-name="Standard" style:list-style-name="Numbering_20_123">
      <style:text-properties officeooo:paragraph-rsid="042410aa"/>
    </style:style>
    <style:style style:name="P81" style:family="paragraph" style:parent-style-name="Standard" style:list-style-name="Numbering_20_123">
      <style:text-properties officeooo:paragraph-rsid="0426b1ed"/>
    </style:style>
    <style:style style:name="P82" style:family="paragraph" style:parent-style-name="Standard" style:list-style-name="Numbering_20_123">
      <style:text-properties officeooo:paragraph-rsid="042808e5"/>
    </style:style>
    <style:style style:name="P83" style:family="paragraph" style:parent-style-name="Standard" style:list-style-name="Numbering_20_123">
      <style:text-properties officeooo:paragraph-rsid="03804318"/>
    </style:style>
    <style:style style:name="P84" style:family="paragraph" style:parent-style-name="Standard" style:list-style-name="Numbering_20_123">
      <style:text-properties officeooo:paragraph-rsid="03924ff3"/>
    </style:style>
    <style:style style:name="P85" style:family="paragraph" style:parent-style-name="Standard" style:list-style-name="Numbering_20_123">
      <style:text-properties officeooo:paragraph-rsid="03a5a8d7"/>
    </style:style>
    <style:style style:name="P86" style:family="paragraph" style:parent-style-name="Standard" style:list-style-name="Numbering_20_123">
      <style:text-properties officeooo:paragraph-rsid="03afb6b8"/>
    </style:style>
    <style:style style:name="P87" style:family="paragraph" style:parent-style-name="Standard" style:list-style-name="Numbering_20_123">
      <style:text-properties officeooo:paragraph-rsid="042eac5b"/>
    </style:style>
    <style:style style:name="P88" style:family="paragraph" style:parent-style-name="Standard" style:list-style-name="Numbering_20_123">
      <style:text-properties officeooo:paragraph-rsid="04425917"/>
    </style:style>
    <style:style style:name="P89" style:family="paragraph" style:parent-style-name="Standard" style:list-style-name="Numbering_20_123">
      <style:text-properties officeooo:paragraph-rsid="044ba0d6"/>
    </style:style>
    <style:style style:name="P90" style:family="paragraph" style:parent-style-name="Standard" style:list-style-name="Numbering_20_123">
      <style:text-properties officeooo:paragraph-rsid="04601608"/>
    </style:style>
    <style:style style:name="P91" style:family="paragraph" style:parent-style-name="Standard" style:list-style-name="Numbering_20_123">
      <style:text-properties officeooo:paragraph-rsid="046908dd"/>
    </style:style>
    <style:style style:name="P92" style:family="paragraph" style:parent-style-name="Standard" style:list-style-name="Numbering_20_123">
      <style:text-properties officeooo:paragraph-rsid="046be8bf"/>
    </style:style>
    <style:style style:name="P93" style:family="paragraph" style:parent-style-name="Standard" style:list-style-name="Numbering_20_123">
      <style:text-properties officeooo:paragraph-rsid="046d9e87"/>
    </style:style>
    <style:style style:name="P94" style:family="paragraph" style:parent-style-name="Standard" style:list-style-name="Numbering_20_123">
      <style:text-properties officeooo:paragraph-rsid="04716e6d"/>
    </style:style>
    <style:style style:name="P95" style:family="paragraph" style:parent-style-name="Standard" style:list-style-name="Numbering_20_123">
      <style:text-properties officeooo:paragraph-rsid="0473c656"/>
    </style:style>
    <style:style style:name="P96" style:family="paragraph" style:parent-style-name="Standard" style:list-style-name="Numbering_20_123">
      <style:text-properties officeooo:paragraph-rsid="04760f6c"/>
    </style:style>
    <style:style style:name="P97" style:family="paragraph" style:parent-style-name="Standard" style:list-style-name="Numbering_20_123">
      <style:text-properties officeooo:paragraph-rsid="047645d8"/>
    </style:style>
    <style:style style:name="P98" style:family="paragraph" style:parent-style-name="Standard" style:list-style-name="Numbering_20_123">
      <style:text-properties officeooo:paragraph-rsid="04794f61"/>
    </style:style>
    <style:style style:name="P99" style:family="paragraph" style:parent-style-name="Standard" style:list-style-name="Numbering_20_123">
      <style:text-properties officeooo:paragraph-rsid="047c64c8"/>
    </style:style>
    <style:style style:name="P100" style:family="paragraph" style:parent-style-name="Standard" style:list-style-name="Numbering_20_123">
      <style:text-properties officeooo:paragraph-rsid="047f332b"/>
    </style:style>
    <style:style style:name="P101" style:family="paragraph" style:parent-style-name="Standard" style:list-style-name="Numbering_20_123">
      <style:text-properties officeooo:paragraph-rsid="047f8d20"/>
    </style:style>
    <style:style style:name="P102" style:family="paragraph" style:parent-style-name="Standard" style:list-style-name="Numbering_20_123">
      <style:text-properties officeooo:paragraph-rsid="04801f3b"/>
    </style:style>
    <style:style style:name="P103" style:family="paragraph" style:parent-style-name="Standard" style:list-style-name="Numbering_20_123">
      <style:text-properties officeooo:paragraph-rsid="0485ba36"/>
    </style:style>
    <style:style style:name="P104" style:family="paragraph" style:parent-style-name="Standard" style:list-style-name="Numbering_20_123">
      <style:text-properties officeooo:paragraph-rsid="0487cb02"/>
    </style:style>
    <style:style style:name="P105" style:family="paragraph" style:parent-style-name="Standard" style:list-style-name="Numbering_20_123">
      <style:text-properties officeooo:paragraph-rsid="04885e14"/>
    </style:style>
    <style:style style:name="P106" style:family="paragraph" style:parent-style-name="Standard" style:list-style-name="Numbering_20_123">
      <style:text-properties officeooo:paragraph-rsid="048b7c5d"/>
    </style:style>
    <style:style style:name="P107" style:family="paragraph" style:parent-style-name="Standard" style:list-style-name="Numbering_20_123">
      <style:text-properties officeooo:paragraph-rsid="048bb0ab"/>
    </style:style>
    <style:style style:name="P108" style:family="paragraph" style:parent-style-name="Standard" style:list-style-name="Numbering_20_123">
      <style:text-properties officeooo:paragraph-rsid="048c7361"/>
    </style:style>
    <style:style style:name="P109" style:family="paragraph" style:parent-style-name="Standard" style:list-style-name="Numbering_20_123">
      <style:text-properties officeooo:paragraph-rsid="048edc59"/>
    </style:style>
    <style:style style:name="P110" style:family="paragraph" style:parent-style-name="Standard" style:list-style-name="Numbering_20_123">
      <style:text-properties officeooo:paragraph-rsid="048f64d6"/>
    </style:style>
    <style:style style:name="P111" style:family="paragraph" style:parent-style-name="Standard" style:list-style-name="Numbering_20_123">
      <style:text-properties officeooo:paragraph-rsid="048f98bb"/>
    </style:style>
    <style:style style:name="P112" style:family="paragraph" style:parent-style-name="Standard">
      <style:text-properties officeooo:paragraph-rsid="0000a7ac"/>
    </style:style>
    <style:style style:name="P113" style:family="paragraph" style:parent-style-name="Standard">
      <style:text-properties officeooo:paragraph-rsid="00c54477"/>
    </style:style>
    <style:style style:name="P114" style:family="paragraph" style:parent-style-name="Standard">
      <style:text-properties style:font-name="Arial" fo:font-style="normal" fo:font-weight="normal" officeooo:rsid="00cc12e7" officeooo:paragraph-rsid="00cc12e7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116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officeooo:paragraph-rsid="0000a7ac"/>
    </style:style>
    <style:style style:name="P120" style:family="paragraph" style:parent-style-name="Standard">
      <style:paragraph-properties fo:text-align="center" style:justify-single-word="false"/>
      <style:text-properties officeooo:paragraph-rsid="007b6ae1"/>
    </style:style>
    <style:style style:name="P121" style:family="paragraph" style:parent-style-name="Standard">
      <style:text-properties officeooo:paragraph-rsid="000ee5ca"/>
    </style:style>
    <style:style style:name="P122" style:family="paragraph" style:parent-style-name="Standard">
      <style:text-properties officeooo:paragraph-rsid="000b70ec"/>
    </style:style>
    <style:style style:name="P123" style:family="paragraph" style:parent-style-name="Standard">
      <style:text-properties officeooo:paragraph-rsid="0002bad4"/>
    </style:style>
    <style:style style:name="P124" style:family="paragraph" style:parent-style-name="Standard">
      <style:text-properties officeooo:paragraph-rsid="007c4bcb"/>
    </style:style>
    <style:style style:name="P125" style:family="paragraph" style:parent-style-name="Standard">
      <style:text-properties officeooo:paragraph-rsid="0089129d"/>
    </style:style>
    <style:style style:name="P126" style:family="paragraph" style:parent-style-name="Standard">
      <style:text-properties officeooo:paragraph-rsid="0088b770"/>
    </style:style>
    <style:style style:name="P127" style:family="paragraph" style:parent-style-name="Standard">
      <style:text-properties officeooo:paragraph-rsid="008b7f88"/>
    </style:style>
    <style:style style:name="P128" style:family="paragraph" style:parent-style-name="Standard">
      <style:text-properties officeooo:paragraph-rsid="00907d10"/>
    </style:style>
    <style:style style:name="P129" style:family="paragraph" style:parent-style-name="Standard">
      <style:text-properties officeooo:paragraph-rsid="00916403"/>
    </style:style>
    <style:style style:name="P130" style:family="paragraph" style:parent-style-name="Standard">
      <style:text-properties officeooo:paragraph-rsid="009e900d"/>
    </style:style>
    <style:style style:name="P131" style:family="paragraph" style:parent-style-name="Standard">
      <style:text-properties officeooo:paragraph-rsid="001a77b8"/>
    </style:style>
    <style:style style:name="P132" style:family="paragraph" style:parent-style-name="Standard">
      <style:text-properties officeooo:paragraph-rsid="00a1db90"/>
    </style:style>
    <style:style style:name="P133" style:family="paragraph" style:parent-style-name="Standard">
      <style:text-properties officeooo:paragraph-rsid="00adc794"/>
    </style:style>
    <style:style style:name="P134" style:family="paragraph" style:parent-style-name="Standard">
      <style:text-properties officeooo:paragraph-rsid="00b91bac"/>
    </style:style>
    <style:style style:name="P135" style:family="paragraph" style:parent-style-name="Standard" style:list-style-name="Numbering_20_123">
      <style:text-properties officeooo:rsid="0451d92a" officeooo:paragraph-rsid="0451d92a"/>
    </style:style>
    <style:style style:name="P136" style:family="paragraph" style:parent-style-name="Standard" style:list-style-name="Numbering_20_123">
      <style:text-properties officeooo:rsid="0451d92a" officeooo:paragraph-rsid="04527292"/>
    </style:style>
    <style:style style:name="P137" style:family="paragraph" style:parent-style-name="Standard" style:list-style-name="Numbering_20_123">
      <style:text-properties officeooo:rsid="0451d92a" officeooo:paragraph-rsid="04564819"/>
    </style:style>
    <style:style style:name="P138" style:family="paragraph" style:parent-style-name="Standard" style:list-style-name="Numbering_20_123">
      <style:text-properties officeooo:rsid="0451d92a" officeooo:paragraph-rsid="045709c9"/>
    </style:style>
    <style:style style:name="P139" style:family="paragraph" style:parent-style-name="Standard" style:list-style-name="Numbering_20_123">
      <style:text-properties officeooo:rsid="0451d92a" officeooo:paragraph-rsid="0458f221"/>
    </style:style>
    <style:style style:name="P140" style:family="paragraph" style:parent-style-name="Standard" style:list-style-name="Numbering_20_123">
      <style:text-properties officeooo:rsid="0451d92a" officeooo:paragraph-rsid="045903f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Arial" officeooo:rsid="0084b670"/>
    </style:style>
    <style:style style:name="T57" style:family="text">
      <style:text-properties style:font-name="Arial" officeooo:rsid="0087952c"/>
    </style:style>
    <style:style style:name="T58" style:family="text">
      <style:text-properties fo:font-size="12pt" fo:font-style="normal" style:text-underline-style="none" fo:font-weight="bold" officeooo:rsid="037df1a9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font-size="12pt" fo:font-style="normal" style:text-underline-style="none" fo:font-weight="normal" officeooo:rsid="0370ba04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0408ecc9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040a143d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040c0434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40cb673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40dcec4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040f71d1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font-weight="normal" officeooo:rsid="040f9b77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040fe3e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0410f492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04119284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0412315c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style:text-underline-style="none" fo:font-weight="normal" officeooo:rsid="04124f6e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041288e7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04128e08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normal" officeooo:rsid="04140532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style:text-underline-style="none" fo:font-weight="normal" officeooo:rsid="04146eb1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style:text-underline-style="none" fo:font-weight="normal" officeooo:rsid="041636fc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style:text-underline-style="none" fo:font-weight="normal" officeooo:rsid="0419852d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style:text-underline-style="none" fo:font-weight="normal" officeooo:rsid="041a402d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style:text-underline-style="none" fo:font-weight="normal" officeooo:rsid="041af0cb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style:text-underline-style="none" fo:font-weight="normal" officeooo:rsid="041bcfd0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041d7f70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41edde4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4215794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422bfd2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042410aa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4256d99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426b1ed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42808e5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normal" officeooo:rsid="04425917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none" fo:font-weight="normal" officeooo:rsid="044ba0d6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none" fo:font-weight="normal" officeooo:rsid="044d6475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04502edc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04527292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style:text-underline-style="none" fo:font-weight="normal" officeooo:rsid="04532afa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style:text-underline-style="none" fo:font-weight="normal" officeooo:rsid="0455fa23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style:text-underline-style="none" fo:font-weight="normal" officeooo:rsid="04564819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style:text-underline-style="none" fo:font-weight="normal" officeooo:rsid="0456ab83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style:text-underline-style="none" fo:font-weight="normal" officeooo:rsid="0458f221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style:text-underline-style="none" fo:font-weight="normal" officeooo:rsid="045903f3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style:text-underline-style="none" fo:font-weight="normal" officeooo:rsid="045a61c2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style:text-underline-style="none" fo:font-weight="normal" officeooo:rsid="045c1238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style:text-underline-style="none" fo:font-weight="normal" officeooo:rsid="045dfce8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style:text-underline-style="none" fo:font-weight="normal" officeooo:rsid="045ee32a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style:text-underline-style="none" fo:font-weight="normal" officeooo:rsid="04601608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style:text-underline-style="none" fo:font-weight="normal" officeooo:rsid="04617a27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style:text-underline-style="none" fo:font-weight="normal" officeooo:rsid="0462680e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109" style:family="text">
      <style:text-properties style:font-name="Liberation Mono" officeooo:rsid="004e4412"/>
    </style:style>
    <style:style style:name="T110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font-name="Liberation Mono" fo:font-size="12pt" fo:font-style="normal" fo:font-weight="normal" officeooo:rsid="03be89c4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font-name="Liberation Mono" fo:font-size="12pt" fo:font-style="normal" fo:font-weight="normal" officeooo:rsid="03bfdb79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font-name="Liberation Mono" fo:font-size="12pt" fo:font-style="normal" fo:font-weight="normal" officeooo:rsid="03c0f221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font-name="Liberation Mono" fo:font-size="12pt" fo:font-style="normal" fo:font-weight="normal" officeooo:rsid="03c2ddca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font-name="Liberation Mono" fo:font-size="12pt" fo:font-style="normal" fo:font-weight="normal" officeooo:rsid="03c40abe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font-name="Liberation Mono" fo:font-size="12pt" fo:font-style="normal" fo:font-weight="normal" officeooo:rsid="03c5c42a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font-name="Liberation Mono" fo:font-size="12pt" fo:font-style="normal" fo:font-weight="normal" officeooo:rsid="03c6f0ed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font-name="Liberation Mono" fo:font-size="12pt" fo:font-style="normal" fo:font-weight="normal" officeooo:rsid="03c7ab2f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font-name="Liberation Mono" fo:font-size="12pt" fo:font-style="normal" fo:font-weight="normal" officeooo:rsid="03c84e10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font-name="Liberation Mono" fo:font-size="12pt" fo:font-style="normal" fo:font-weight="normal" officeooo:rsid="03cc2b43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font-name="Liberation Mono" fo:font-size="12pt" fo:font-style="normal" fo:font-weight="normal" officeooo:rsid="03ce4806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Liberation Mono" fo:font-size="12pt" fo:font-style="normal" fo:font-weight="normal" officeooo:rsid="03cf8082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Liberation Mono" fo:font-size="12pt" fo:font-style="normal" fo:font-weight="normal" officeooo:rsid="03d11ec2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font-name="Liberation Mono" fo:font-size="12pt" fo:font-style="normal" fo:font-weight="normal" officeooo:rsid="03d318c5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style:font-name="Liberation Mono" fo:font-size="12pt" fo:font-style="normal" fo:font-weight="normal" officeooo:rsid="03d49bcf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style:font-name="Liberation Mono" fo:font-size="12pt" fo:font-style="normal" fo:font-weight="normal" officeooo:rsid="03d5b5b5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font-name="Liberation Mono" fo:font-size="12pt" fo:font-style="normal" fo:font-weight="normal" officeooo:rsid="03d65256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Liberation Mono" fo:font-size="12pt" fo:font-style="normal" fo:font-weight="normal" officeooo:rsid="03d6e2af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font-name="Liberation Mono" fo:font-size="12pt" fo:font-style="normal" fo:font-weight="normal" officeooo:rsid="03d7b128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font-name="Liberation Mono" fo:font-size="12pt" fo:font-style="normal" fo:font-weight="normal" officeooo:rsid="03d89203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font-name="Liberation Mono" fo:font-size="12pt" fo:font-style="normal" fo:font-weight="normal" officeooo:rsid="03da23e4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font-name="Liberation Mono" fo:font-size="12pt" fo:font-style="normal" fo:font-weight="normal" officeooo:rsid="03dc2afe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font-name="Liberation Mono" fo:font-size="12pt" fo:font-style="normal" fo:font-weight="normal" officeooo:rsid="03dc988b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Liberation Mono" fo:font-size="12pt" fo:font-style="normal" fo:font-weight="normal" officeooo:rsid="03ddb581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Liberation Mono" fo:font-size="12pt" fo:font-style="normal" fo:font-weight="normal" officeooo:rsid="03df1d08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font-name="Liberation Mono" fo:font-size="12pt" fo:font-style="normal" fo:font-weight="normal" officeooo:rsid="03e243ff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font-name="Liberation Mono" fo:font-size="12pt" fo:font-style="normal" fo:font-weight="normal" officeooo:rsid="03e3f44d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style:font-name="Liberation Mono" fo:font-size="12pt" fo:font-style="normal" fo:font-weight="normal" officeooo:rsid="03e57631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style:font-name="Liberation Mono" fo:font-size="12pt" fo:font-style="normal" fo:font-weight="normal" officeooo:rsid="03e668a7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style:font-name="Liberation Mono" fo:font-size="12pt" fo:font-style="normal" fo:font-weight="normal" officeooo:rsid="03e6dc27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font-name="Liberation Mono" fo:font-size="12pt" fo:font-style="normal" fo:font-weight="normal" officeooo:rsid="03eb8c46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Liberation Mono" fo:font-size="12pt" fo:font-style="normal" fo:font-weight="normal" officeooo:rsid="03ecd5d4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style:font-name="Liberation Mono" fo:font-size="12pt" fo:font-style="normal" fo:font-weight="normal" officeooo:rsid="03ed275e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style:font-name="Liberation Mono" fo:font-size="12pt" fo:font-style="normal" fo:font-weight="normal" officeooo:rsid="03eeca53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style:font-name="Liberation Mono" fo:font-size="12pt" fo:font-style="normal" fo:font-weight="normal" officeooo:rsid="03ef4feb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style:font-name="Liberation Mono" fo:font-size="12pt" fo:font-style="normal" fo:font-weight="normal" officeooo:rsid="03f4bbf1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style:font-name="Liberation Mono" fo:font-size="12pt" fo:font-style="normal" fo:font-weight="normal" officeooo:rsid="03f54474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style:font-name="Liberation Mono" fo:font-size="12pt" fo:font-style="normal" fo:font-weight="normal" officeooo:rsid="03f79df9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style:font-name="Liberation Mono" fo:font-size="12pt" fo:font-style="normal" fo:font-weight="normal" officeooo:rsid="03f98cbb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style:font-name="Liberation Mono" fo:font-size="12pt" fo:font-style="normal" fo:font-weight="normal" officeooo:rsid="03fc7949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style:font-name="Liberation Mono" fo:font-size="12pt" fo:font-style="normal" fo:font-weight="normal" officeooo:rsid="03fd3d35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style:font-name="Liberation Mono" fo:font-size="12pt" fo:font-style="normal" fo:font-weight="normal" officeooo:rsid="03ff2a4a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style:font-name="Liberation Mono" fo:font-size="12pt" fo:font-style="normal" fo:font-weight="normal" officeooo:rsid="0400edcd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7" style:family="text">
      <style:text-properties style:font-name="Liberation Mono" fo:font-size="12pt" fo:font-style="normal" fo:font-weight="normal" officeooo:rsid="00502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8" style:family="text">
      <style:text-properties style:font-name="Liberation Mono" fo:font-size="12pt" fo:font-style="normal" fo:font-weight="normal" officeooo:rsid="03c80ed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9" style:family="text">
      <style:text-properties style:font-name="Liberation Mono" fo:font-size="12pt" fo:font-style="normal" fo:font-weight="normal" officeooo:rsid="03ce480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0" style:family="text">
      <style:text-properties style:font-name="Liberation Mono" fo:font-size="12pt" fo:font-style="normal" fo:font-weight="normal" officeooo:rsid="03cf808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1" style:family="text">
      <style:text-properties style:font-name="Liberation Mono" fo:font-size="12pt" fo:font-style="normal" fo:font-weight="normal" officeooo:rsid="03fae7f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2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173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174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175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176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177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style:font-name="Liberation Mono" fo:font-size="12pt" fo:font-style="normal" style:text-underline-style="none" fo:font-weight="normal" officeooo:rsid="039326a8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style:font-name="Liberation Mono" fo:font-size="12pt" fo:font-style="normal" style:text-underline-style="none" fo:font-weight="normal" officeooo:rsid="0352e304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style:font-name="Liberation Mono" fo:font-size="12pt" fo:font-style="normal" style:text-underline-style="none" fo:font-weight="normal" officeooo:rsid="0392e1fe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style:font-name="Liberation Mono" fo:font-size="12pt" fo:font-style="normal" style:text-underline-style="none" fo:font-weight="normal" officeooo:rsid="042d4d30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style:font-name="Liberation Mono" fo:font-size="12pt" fo:font-style="normal" style:text-underline-style="none" fo:font-weight="normal" officeooo:rsid="03a6bd9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3" style:family="text">
      <style:text-properties style:font-name="Liberation Mono" fo:font-size="12pt" fo:font-style="normal" style:text-underline-style="none" fo:font-weight="normal" officeooo:rsid="03ad45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4" style:family="text">
      <style:text-properties style:font-name="Liberation Mono" fo:font-size="12pt" fo:font-style="normal" style:text-underline-style="none" fo:font-weight="normal" officeooo:rsid="041636f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5" style:family="text">
      <style:text-properties style:font-name="Liberation Mono" fo:font-size="12pt" fo:font-style="normal" style:text-underline-style="none" fo:font-weight="normal" officeooo:rsid="04171dc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6" style:family="text">
      <style:text-properties style:font-name="Liberation Mono" fo:font-size="12pt" fo:font-style="normal" style:text-underline-style="none" fo:font-weight="normal" officeooo:rsid="04182bb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7" style:family="text">
      <style:text-properties style:font-name="Liberation Mono" fo:font-size="12pt" fo:font-style="normal" style:text-underline-style="none" fo:font-weight="normal" officeooo:rsid="04256d9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8" style:family="text">
      <style:text-properties style:font-name="Liberation Mono" fo:font-size="12pt" fo:font-style="normal" style:text-underline-style="none" fo:font-weight="normal" officeooo:rsid="0446acc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9" style:family="text">
      <style:text-properties style:font-name="Liberation Mono" fo:font-size="12pt" fo:font-style="normal" style:text-underline-style="none" fo:font-weight="normal" officeooo:rsid="044f006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0" style:family="text">
      <style:text-properties style:font-name="Liberation Mono" fo:font-size="12pt" fo:font-style="normal" style:text-underline-style="none" fo:font-weight="normal" officeooo:rsid="0462680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1" style:family="text">
      <style:text-properties style:font-name="Liberation Mono" fo:font-size="12pt" fo:font-style="normal" style:text-underline-style="none" fo:font-weight="normal" officeooo:rsid="0464507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2" style:family="text">
      <style:text-properties style:font-name="Liberation Mono" fo:font-size="12pt" fo:font-style="normal" style:text-underline-style="none" fo:font-weight="normal" officeooo:rsid="0465bc6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3" style:family="text">
      <style:text-properties style:font-name="Liberation Mono" fo:font-size="12pt" fo:font-style="normal" style:text-underline-style="none" fo:font-weight="normal" officeooo:rsid="04663a8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4" style:family="text">
      <style:text-properties style:font-name="Liberation Mono" fo:font-size="12pt" fo:font-style="normal" style:text-underline-style="none" fo:font-weight="normal" officeooo:rsid="0466abe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5" style:family="text">
      <style:text-properties style:font-name="Liberation Mono" fo:font-size="12pt" fo:font-style="normal" style:text-underline-style="none" fo:font-weight="normal" officeooo:rsid="046908d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6" style:family="text">
      <style:text-properties style:font-name="Liberation Mono" fo:font-size="12pt" fo:font-style="normal" style:text-underline-style="none" fo:font-weight="normal" officeooo:rsid="046ad05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7" style:family="text">
      <style:text-properties style:font-name="Liberation Mono" fo:font-size="12pt" fo:font-style="normal" style:text-underline-style="none" fo:font-weight="normal" officeooo:rsid="046be8b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8" style:family="text">
      <style:text-properties style:font-name="Liberation Mono" fo:font-size="12pt" fo:font-style="normal" style:text-underline-style="none" fo:font-weight="normal" officeooo:rsid="046d6ec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9" style:family="text">
      <style:text-properties style:font-name="Liberation Mono" fo:font-size="12pt" fo:font-style="normal" style:text-underline-style="none" fo:font-weight="normal" officeooo:rsid="046d9e8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0" style:family="text">
      <style:text-properties style:font-name="Liberation Mono" fo:font-size="12pt" fo:font-style="normal" style:text-underline-style="none" fo:font-weight="normal" officeooo:rsid="046e0b2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1" style:family="text">
      <style:text-properties style:font-name="Liberation Mono" fo:font-size="12pt" fo:font-style="normal" style:text-underline-style="none" fo:font-weight="normal" officeooo:rsid="046fad9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2" style:family="text">
      <style:text-properties style:font-name="Liberation Mono" fo:font-size="12pt" fo:font-style="normal" style:text-underline-style="none" fo:font-weight="normal" officeooo:rsid="04716e6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3" style:family="text">
      <style:text-properties style:font-name="Liberation Mono" fo:font-size="12pt" fo:font-style="normal" style:text-underline-style="none" fo:font-weight="normal" officeooo:rsid="0473c65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4" style:family="text">
      <style:text-properties style:font-name="Liberation Mono" fo:font-size="12pt" fo:font-style="normal" style:text-underline-style="none" fo:font-weight="normal" officeooo:rsid="0474e10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5" style:family="text">
      <style:text-properties style:font-name="Liberation Mono" fo:font-size="12pt" fo:font-style="normal" style:text-underline-style="none" fo:font-weight="normal" officeooo:rsid="047508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6" style:family="text">
      <style:text-properties style:font-name="Liberation Mono" fo:font-size="12pt" fo:font-style="normal" style:text-underline-style="none" fo:font-weight="normal" officeooo:rsid="04760f6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7" style:family="text">
      <style:text-properties style:font-name="Liberation Mono" fo:font-size="12pt" fo:font-style="normal" style:text-underline-style="none" fo:font-weight="normal" officeooo:rsid="047645d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8" style:family="text">
      <style:text-properties style:font-name="Liberation Mono" fo:font-size="12pt" fo:font-style="normal" style:text-underline-style="none" fo:font-weight="normal" officeooo:rsid="0477435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9" style:family="text">
      <style:text-properties style:font-name="Liberation Mono" fo:font-size="12pt" fo:font-style="normal" style:text-underline-style="none" fo:font-weight="normal" officeooo:rsid="04794f6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0" style:family="text">
      <style:text-properties style:font-name="Liberation Mono" fo:font-size="12pt" fo:font-style="normal" style:text-underline-style="none" fo:font-weight="normal" officeooo:rsid="047c64c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1" style:family="text">
      <style:text-properties style:font-name="Liberation Mono" fo:font-size="12pt" fo:font-style="normal" style:text-underline-style="none" fo:font-weight="normal" officeooo:rsid="047d2ec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2" style:family="text">
      <style:text-properties style:font-name="Liberation Mono" fo:font-size="12pt" fo:font-style="normal" style:text-underline-style="none" fo:font-weight="normal" officeooo:rsid="047f332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3" style:family="text">
      <style:text-properties style:font-name="Liberation Mono" fo:font-size="12pt" fo:font-style="normal" style:text-underline-style="none" fo:font-weight="normal" officeooo:rsid="04801f3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4" style:family="text">
      <style:text-properties style:font-name="Liberation Mono" fo:font-size="12pt" fo:font-style="normal" style:text-underline-style="none" fo:font-weight="normal" officeooo:rsid="0481f17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5" style:family="text">
      <style:text-properties style:font-name="Liberation Mono" fo:font-size="12pt" fo:font-style="normal" style:text-underline-style="none" fo:font-weight="normal" officeooo:rsid="0482e79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6" style:family="text">
      <style:text-properties style:font-name="Liberation Mono" fo:font-size="12pt" fo:font-style="normal" style:text-underline-style="none" fo:font-weight="normal" officeooo:rsid="0485ba3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7" style:family="text">
      <style:text-properties style:font-name="Liberation Mono" fo:font-size="12pt" fo:font-style="normal" style:text-underline-style="none" fo:font-weight="normal" officeooo:rsid="0487cb0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8" style:family="text">
      <style:text-properties style:font-name="Liberation Mono" fo:font-size="12pt" fo:font-style="normal" style:text-underline-style="none" fo:font-weight="normal" officeooo:rsid="04885e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9" style:family="text">
      <style:text-properties style:font-name="Liberation Mono" fo:font-size="12pt" fo:font-style="normal" style:text-underline-style="none" fo:font-weight="normal" officeooo:rsid="048861a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0" style:family="text">
      <style:text-properties style:font-name="Liberation Mono" fo:font-size="12pt" fo:font-style="normal" style:text-underline-style="none" fo:font-weight="normal" officeooo:rsid="048b7c5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1" style:family="text">
      <style:text-properties style:font-name="Liberation Mono" fo:font-size="12pt" fo:font-style="normal" style:text-underline-style="none" fo:font-weight="normal" officeooo:rsid="048bb0a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2" style:family="text">
      <style:text-properties style:font-name="Liberation Mono" fo:font-size="12pt" fo:font-style="normal" style:text-underline-style="none" fo:font-weight="normal" officeooo:rsid="048c736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3" style:family="text">
      <style:text-properties style:font-name="Liberation Mono" fo:font-size="12pt" fo:font-style="normal" style:text-underline-style="none" fo:font-weight="normal" officeooo:rsid="048cf64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4" style:family="text">
      <style:text-properties style:font-name="Liberation Mono" fo:font-size="12pt" fo:font-style="normal" style:text-underline-style="none" fo:font-weight="normal" officeooo:rsid="048da76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5" style:family="text">
      <style:text-properties style:font-name="Liberation Mono" fo:font-size="12pt" fo:font-style="normal" style:text-underline-style="none" fo:font-weight="normal" officeooo:rsid="048edc5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6" style:family="text">
      <style:text-properties style:font-name="Liberation Mono" fo:font-size="12pt" fo:font-style="normal" style:text-underline-style="none" fo:font-weight="normal" officeooo:rsid="048f64d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7" style:family="text">
      <style:text-properties style:font-name="Liberation Mono" fo:font-size="12pt" fo:font-style="normal" style:text-underline-style="none" fo:font-weight="normal" officeooo:rsid="048f98b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8" style:family="text">
      <style:text-properties style:font-name="Liberation Mono" fo:font-size="12pt" fo:font-style="normal" style:text-underline-style="none" fo:font-weight="normal" officeooo:rsid="04900de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9" style:family="text">
      <style:text-properties style:font-name="Liberation Mono" fo:font-size="12pt" fo:font-style="normal" style:text-underline-style="none" fo:font-weight="normal" officeooo:rsid="0490565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0" style:family="text">
      <style:text-properties style:font-name="Liberation Mono" fo:font-size="12pt" fo:font-style="normal" style:text-underline-style="none" fo:font-weight="normal" officeooo:rsid="0491676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1" style:family="text">
      <style:text-properties style:font-name="Liberation Mono" fo:font-size="12pt" fo:font-style="normal" style:text-underline-style="none" fo:font-weight="normal" officeooo:rsid="04929d3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2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233" style:family="text">
      <style:text-properties style:font-name="Liberation Mono" fo:font-size="12pt" fo:font-style="normal" style:text-underline-style="none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234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235" style:family="text">
      <style:text-properties style:font-name="Liberation Mono" fo:font-size="12pt" fo:font-style="normal" style:text-underline-style="none" fo:font-weight="bold" officeooo:rsid="0392e1fe" style:font-size-asian="12pt" style:font-style-asian="normal" style:font-weight-asian="bold" style:font-size-complex="12pt" style:font-style-complex="normal" style:font-weight-complex="bold"/>
    </style:style>
    <style:style style:name="T236" style:family="text">
      <style:text-properties style:font-name="Liberation Mono" fo:font-size="12pt" fo:font-style="normal" style:text-underline-style="none" fo:font-weight="bold" officeooo:rsid="039326a8" style:font-size-asian="12pt" style:font-style-asian="normal" style:font-weight-asian="bold" style:font-size-complex="12pt" style:font-style-complex="normal" style:font-weight-complex="bold"/>
    </style:style>
    <style:style style:name="T237" style:family="text">
      <style:text-properties style:font-name="Liberation Mono" fo:font-size="12pt" fo:font-style="normal" style:text-underline-style="none" fo:font-weight="bold" officeooo:rsid="036c2c3f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38" style:family="text">
      <style:text-properties style:font-name="Liberation Mono" fo:font-size="12pt" fo:font-style="normal" style:text-underline-style="none" fo:font-weight="bold" officeooo:rsid="03814cdc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39" style:family="text">
      <style:text-properties style:font-name="Liberation Mono" fo:font-size="12pt" fo:font-style="normal" style:text-underline-style="none" fo:font-weight="bold" officeooo:rsid="039326a8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0" style:family="text">
      <style:text-properties style:font-name="Liberation Mono" fo:font-size="12pt" fo:font-style="normal" style:text-underline-style="none" fo:font-weight="bold" officeooo:rsid="03a90b9a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1" style:family="text">
      <style:text-properties style:font-name="Liberation Mono" fo:font-size="12pt" fo:font-style="normal" style:text-underline-style="none" fo:font-weight="bold" officeooo:rsid="03aaa21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42" style:family="text">
      <style:text-properties style:font-name="Liberation Mono" fo:font-weight="normal" style:font-weight-asian="normal" style:font-weight-complex="normal"/>
    </style:style>
    <style:style style:name="T243" style:family="text">
      <style:text-properties style:font-name="Liberation Mono" fo:font-style="normal" fo:font-weight="bold" officeooo:rsid="0013b4ff" style:font-style-asian="normal" style:font-weight-asian="bold" style:font-style-complex="normal" style:font-weight-complex="bold"/>
    </style:style>
    <style:style style:name="T244" style:family="text">
      <style:text-properties style:font-name="Liberation Mono" fo:font-style="normal" fo:font-weight="bold" officeooo:rsid="007b6ae1" style:font-style-asian="normal" style:font-weight-asian="bold" style:font-style-complex="normal" style:font-weight-complex="bold"/>
    </style:style>
    <style:style style:name="T245" style:family="text">
      <style:text-properties style:font-name="Liberation Mono" fo:font-style="normal" fo:font-weight="bold" officeooo:rsid="0051bd82" style:font-style-asian="normal" style:font-weight-asian="bold" style:font-style-complex="normal" style:font-weight-complex="bold"/>
    </style:style>
    <style:style style:name="T246" style:family="text">
      <style:text-properties style:font-name="Liberation Mono" fo:font-style="normal" fo:font-weight="bold" officeooo:rsid="03bd4c10" style:font-style-asian="normal" style:font-weight-asian="bold" style:font-style-complex="normal" style:font-weight-complex="bold"/>
    </style:style>
    <style:style style:name="T247" style:family="text">
      <style:text-properties style:font-name="Liberation Mono" officeooo:rsid="044f006e" style:font-name-asian="Courier New" style:font-name-complex="Liberation Mono"/>
    </style:style>
    <style:style style:name="T248" style:family="text">
      <style:text-properties officeooo:rsid="042ebfe1"/>
    </style:style>
    <style:style style:name="T249" style:family="text">
      <style:text-properties officeooo:rsid="042ed7b1"/>
    </style:style>
    <style:style style:name="T250" style:family="text">
      <style:text-properties officeooo:rsid="042f6434"/>
    </style:style>
    <style:style style:name="T251" style:family="text">
      <style:text-properties officeooo:rsid="0430dbd1"/>
    </style:style>
    <style:style style:name="T252" style:family="text">
      <style:text-properties officeooo:rsid="0432e3f1"/>
    </style:style>
    <style:style style:name="T253" style:family="text">
      <style:text-properties officeooo:rsid="04345565"/>
    </style:style>
    <style:style style:name="T254" style:family="text">
      <style:text-properties officeooo:rsid="04356e01"/>
    </style:style>
    <style:style style:name="T255" style:family="text">
      <style:text-properties officeooo:rsid="04374ec5"/>
    </style:style>
    <style:style style:name="T256" style:family="text">
      <style:text-properties officeooo:rsid="0437873c"/>
    </style:style>
    <style:style style:name="T257" style:family="text">
      <style:text-properties officeooo:rsid="04394b5e"/>
    </style:style>
    <style:style style:name="T258" style:family="text">
      <style:text-properties officeooo:rsid="043980b4"/>
    </style:style>
    <style:style style:name="T259" style:family="text">
      <style:text-properties officeooo:rsid="043b5597"/>
    </style:style>
    <style:style style:name="T260" style:family="text">
      <style:text-properties officeooo:rsid="043bca4b"/>
    </style:style>
    <style:style style:name="T261" style:family="text">
      <style:text-properties officeooo:rsid="043d7fcd"/>
    </style:style>
    <style:style style:name="T262" style:family="text">
      <style:text-properties officeooo:rsid="043ecbba"/>
    </style:style>
    <style:style style:name="T263" style:family="text">
      <style:text-properties officeooo:rsid="043f9e6e"/>
    </style:style>
    <style:style style:name="T264" style:family="text">
      <style:text-properties officeooo:rsid="0441e7ba"/>
    </style:style>
    <style:style style:name="T265" style:family="text">
      <style:text-properties officeooo:rsid="0444aee7"/>
    </style:style>
    <style:style style:name="T266" style:family="text">
      <style:text-properties officeooo:rsid="0446accc"/>
    </style:style>
    <style:style style:name="T267" style:family="text">
      <style:text-properties officeooo:rsid="044745d7"/>
    </style:style>
    <style:style style:name="T268" style:family="text">
      <style:text-properties officeooo:rsid="044d6475"/>
    </style:style>
    <style:style style:name="T269" style:family="text">
      <style:text-properties officeooo:rsid="04502e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860358615360" text:id="ct94860358615360">
          <text:deletion>
            <office:change-info>
              <dc:creator>Unknown Author</dc:creator>
              <dc:date>2021-02-24T11:53:36</dc:date>
            </office:change-info>
            <text:p text:style-name="P4"><text:span text:style-name="T107">ΔΙΚΤΥΑ ΥΠΟΛΟΓΙΣΤΩΝ</text:span></text:p>
          </text:deletion>
        </text:changed-region>
        <text:changed-region xml:id="ct94860358615632" text:id="ct94860358615632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4860358846432" text:id="ct94860358846432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60358847312" text:id="ct94860358847312">
          <text:deletion>
            <office:change-info>
              <dc:creator>Unknown Author</dc:creator>
              <dc:date>2020-12-01T14:12:10</dc:date>
            </office:change-info>
            <text:p text:style-name="P5"><text:span text:style-name="T107">7</text:span></text:p>
          </text:deletion>
        </text:changed-region>
        <text:changed-region xml:id="ct94860358867904" text:id="ct94860358867904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4860358874224" text:id="ct9486035887422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60358875360" text:id="ct94860358875360">
          <text:deletion>
            <office:change-info>
              <dc:creator>Unknown Author</dc:creator>
              <dc:date>2020-11-09T22:42:50</dc:date>
            </office:change-info>
            <text:p text:style-name="P16"><text:span text:style-name="T244">5</text:span></text:p>
          </text:deletion>
        </text:changed-region>
        <text:changed-region xml:id="ct94860358881904" text:id="ct94860358881904">
          <text:insertion>
            <office:change-info>
              <dc:creator>Unknown Author</dc:creator>
              <dc:date>2021-03-02T11:38:31</dc:date>
            </office:change-info>
          </text:insertion>
        </text:changed-region>
        <text:changed-region xml:id="ct94860358883408" text:id="ct9486035888340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60358884528" text:id="ct94860358884528">
          <text:deletion>
            <office:change-info>
              <dc:creator>Unknown Author</dc:creator>
              <dc:date>2020-11-09T22:43:07</dc:date>
            </office:change-info>
            <text:p text:style-name="P17"><text:span text:style-name="T244">Εξερεύνηση του Διαδικτύου</text:span></text:p>
          </text:deletion>
        </text:changed-region>
        <text:changed-region xml:id="ct94860358885984" text:id="ct94860358885984">
          <text:insertion>
            <office:change-info>
              <dc:creator>Unknown Author</dc:creator>
              <dc:date>2021-03-02T11:38:34</dc:date>
            </office:change-info>
          </text:insertion>
        </text:changed-region>
        <text:changed-region xml:id="ct94860358887328" text:id="ct94860358887328">
          <text:insertion>
            <office:change-info>
              <dc:creator>Unknown Author</dc:creator>
              <dc:date>2021-03-02T11:39:10</dc:date>
            </office:change-info>
          </text:insertion>
        </text:changed-region>
        <text:changed-region xml:id="ct94860358938944" text:id="ct9486035893894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60358939264" text:id="ct94860358939264">
          <text:deletion>
            <office:change-info>
              <dc:creator>Unknown Author</dc:creator>
              <dc:date>2020-11-24T15:49:09</dc:date>
            </office:change-info>
            <text:p text:style-name="P112"><text:span text:style-name="Source_20_Text"><text:span text:style-name="T111">18.04.4</text:span></text:span></text:p>
          </text:deletion>
        </text:changed-region>
        <text:changed-region xml:id="ct94860358941840" text:id="ct94860358941840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4860358942160" text:id="ct94860358942160">
          <text:deletion>
            <office:change-info>
              <dc:creator>Unknown Author</dc:creator>
              <dc:date>2020-12-01T14:12:06</dc:date>
            </office:change-info>
            <text:p text:style-name="P112"><text:span text:style-name="Source_20_Text"><text:span text:style-name="T167"/></text:span></text:p>
            <text:p text:style-name="P112"><text:span text:style-name="Source_20_Text"><text:span text:style-name="T112">Ημερομηνία: 8/10/2020</text:span></text:span></text:p>
          </text:deletion>
        </text:changed-region>
        <text:changed-region xml:id="ct94860358888624" text:id="ct9486035888862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60358891200" text:id="ct94860358891200">
          <text:deletion>
            <office:change-info>
              <dc:creator>Unknown Author</dc:creator>
              <dc:date>2021-02-24T11:52:20</dc:date>
            </office:change-info>
            <text:p text:style-name="P2"><text:span text:style-name="T242">MAC address: c8:5b:76:d4:5a:7b</text:span></text:p>
            <text:p text:style-name="P2"><text:span text:style-name="Source_20_Text"><text:span text:style-name="T113">Ι</text:span></text:span><text:span text:style-name="Source_20_Text"><text:span text:style-name="T114">Pv4 </text:span></text:span><text:span text:style-name="Source_20_Text"><text:span text:style-name="T113">address</text:span></text:span><text:span text:style-name="Source_20_Text"><text:span text:style-name="T115">: </text:span></text:span><text:span text:style-name="Source_20_Text"><text:span text:style-name="T110">10.249.137.99 </text:span></text:span></text:p>
          </text:deletion>
        </text:changed-region>
        <text:changed-region xml:id="ct94860358901360" text:id="ct94860358901360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4860358949424" text:id="ct94860358949424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860358924688" text:id="ct94860358924688">
          <text:insertion>
            <office:change-info>
              <dc:creator>Unknown Author</dc:creator>
              <dc:date>2021-03-02T13:12:28</dc:date>
            </office:change-info>
          </text:insertion>
        </text:changed-region>
        <text:changed-region xml:id="ct94860358964528" text:id="ct94860358964528">
          <text:insertion>
            <office:change-info>
              <dc:creator>Unknown Author</dc:creator>
              <dc:date>2021-03-02T13:14:06</dc:date>
            </office:change-info>
          </text:insertion>
        </text:changed-region>
        <text:changed-region xml:id="ct94860358968624" text:id="ct94860358968624">
          <text:insertion>
            <office:change-info>
              <dc:creator>Unknown Author</dc:creator>
              <dc:date>2021-03-02T13:16:08</dc:date>
            </office:change-info>
          </text:insertion>
        </text:changed-region>
        <text:changed-region xml:id="ct94860358895312" text:id="ct94860358895312">
          <text:insertion>
            <office:change-info>
              <dc:creator>Unknown Author</dc:creator>
              <dc:date>2021-03-02T13:18:36</dc:date>
            </office:change-info>
          </text:insertion>
        </text:changed-region>
        <text:changed-region xml:id="ct94860358973040" text:id="ct94860358973040">
          <text:insertion>
            <office:change-info>
              <dc:creator>Unknown Author</dc:creator>
              <dc:date>2021-03-02T13:19:36</dc:date>
            </office:change-info>
          </text:insertion>
        </text:changed-region>
        <text:changed-region xml:id="ct94860358976752" text:id="ct94860358976752">
          <text:insertion>
            <office:change-info>
              <dc:creator>Unknown Author</dc:creator>
              <dc:date>2021-03-02T13:20:14</dc:date>
            </office:change-info>
          </text:insertion>
        </text:changed-region>
        <text:changed-region xml:id="ct94860358977648" text:id="ct94860358977648">
          <text:insertion>
            <office:change-info>
              <dc:creator>Unknown Author</dc:creator>
              <dc:date>2021-03-02T13:21:00</dc:date>
            </office:change-info>
          </text:insertion>
        </text:changed-region>
        <text:changed-region xml:id="ct94860358980064" text:id="ct94860358980064">
          <text:insertion>
            <office:change-info>
              <dc:creator>Unknown Author</dc:creator>
              <dc:date>2021-03-02T13:28:51</dc:date>
            </office:change-info>
          </text:insertion>
        </text:changed-region>
        <text:changed-region xml:id="ct94860358986224" text:id="ct94860358986224">
          <text:insertion>
            <office:change-info>
              <dc:creator>Unknown Author</dc:creator>
              <dc:date>2021-03-02T13:22:13</dc:date>
            </office:change-info>
          </text:insertion>
        </text:changed-region>
        <text:changed-region xml:id="ct94860358986464" text:id="ct94860358986464">
          <text:insertion>
            <office:change-info>
              <dc:creator>Unknown Author</dc:creator>
              <dc:date>2021-03-02T13:24:48</dc:date>
            </office:change-info>
          </text:insertion>
        </text:changed-region>
        <text:changed-region xml:id="ct94860358989504" text:id="ct94860358989504">
          <text:insertion>
            <office:change-info>
              <dc:creator>Unknown Author</dc:creator>
              <dc:date>2021-03-02T13:25:05</dc:date>
            </office:change-info>
          </text:insertion>
        </text:changed-region>
        <text:changed-region xml:id="ct94860358996528" text:id="ct94860358996528">
          <text:insertion>
            <office:change-info>
              <dc:creator>Unknown Author</dc:creator>
              <dc:date>2021-03-02T13:26:27</dc:date>
            </office:change-info>
          </text:insertion>
        </text:changed-region>
        <text:changed-region xml:id="ct94860358996768" text:id="ct94860358996768">
          <text:insertion>
            <office:change-info>
              <dc:creator>Unknown Author</dc:creator>
              <dc:date>2021-03-02T13:27:00</dc:date>
            </office:change-info>
          </text:insertion>
        </text:changed-region>
        <text:changed-region xml:id="ct94860358997008" text:id="ct94860358997008">
          <text:insertion>
            <office:change-info>
              <dc:creator>Unknown Author</dc:creator>
              <dc:date>2021-03-02T13:31:00</dc:date>
            </office:change-info>
          </text:insertion>
        </text:changed-region>
        <text:changed-region xml:id="ct94860358997248" text:id="ct94860358997248">
          <text:insertion>
            <office:change-info>
              <dc:creator>Unknown Author</dc:creator>
              <dc:date>2021-03-02T13:40:51</dc:date>
            </office:change-info>
          </text:insertion>
        </text:changed-region>
        <text:changed-region xml:id="ct94860358997488" text:id="ct94860358997488">
          <text:insertion>
            <office:change-info>
              <dc:creator>Unknown Author</dc:creator>
              <dc:date>2021-03-02T13:31:00</dc:date>
            </office:change-info>
          </text:insertion>
        </text:changed-region>
        <text:changed-region xml:id="ct94860358998848" text:id="ct94860358998848">
          <text:insertion>
            <office:change-info>
              <dc:creator>Unknown Author</dc:creator>
              <dc:date>2021-03-02T13:34:17</dc:date>
            </office:change-info>
          </text:insertion>
        </text:changed-region>
        <text:changed-region xml:id="ct94860359001344" text:id="ct94860359001344">
          <text:insertion>
            <office:change-info>
              <dc:creator>Unknown Author</dc:creator>
              <dc:date>2021-03-02T13:40:52</dc:date>
            </office:change-info>
          </text:insertion>
        </text:changed-region>
        <text:changed-region xml:id="ct94860358861872" text:id="ct94860358861872">
          <text:insertion>
            <office:change-info>
              <dc:creator>Unknown Author</dc:creator>
              <dc:date>2021-03-02T13:35:42</dc:date>
            </office:change-info>
          </text:insertion>
        </text:changed-region>
        <text:changed-region xml:id="ct94860358862112" text:id="ct94860358862112">
          <text:insertion>
            <office:change-info>
              <dc:creator>Unknown Author</dc:creator>
              <dc:date>2021-03-02T13:40:53</dc:date>
            </office:change-info>
          </text:insertion>
        </text:changed-region>
        <text:changed-region xml:id="ct94860358862352" text:id="ct94860358862352">
          <text:insertion>
            <office:change-info>
              <dc:creator>Unknown Author</dc:creator>
              <dc:date>2021-03-02T13:35:42</dc:date>
            </office:change-info>
          </text:insertion>
        </text:changed-region>
        <text:changed-region xml:id="ct94860358862736" text:id="ct94860358862736">
          <text:insertion>
            <office:change-info>
              <dc:creator>Unknown Author</dc:creator>
              <dc:date>2021-03-02T13:40:55</dc:date>
            </office:change-info>
          </text:insertion>
        </text:changed-region>
        <text:changed-region xml:id="ct94860358958832" text:id="ct94860358958832">
          <text:insertion>
            <office:change-info>
              <dc:creator>Unknown Author</dc:creator>
              <dc:date>2021-03-02T13:35:42</dc:date>
            </office:change-info>
          </text:insertion>
        </text:changed-region>
        <text:changed-region xml:id="ct94860358701184" text:id="ct94860358701184">
          <text:insertion>
            <office:change-info>
              <dc:creator>Unknown Author</dc:creator>
              <dc:date>2021-03-02T13:40:57</dc:date>
            </office:change-info>
          </text:insertion>
        </text:changed-region>
        <text:changed-region xml:id="ct94860358701616" text:id="ct94860358701616">
          <text:insertion>
            <office:change-info>
              <dc:creator>Unknown Author</dc:creator>
              <dc:date>2021-03-02T13:35:42</dc:date>
            </office:change-info>
          </text:insertion>
        </text:changed-region>
        <text:changed-region xml:id="ct94860358981632" text:id="ct94860358981632">
          <text:insertion>
            <office:change-info>
              <dc:creator>Unknown Author</dc:creator>
              <dc:date>2021-03-02T13:40:57</dc:date>
            </office:change-info>
          </text:insertion>
        </text:changed-region>
        <text:changed-region xml:id="ct94860358701984" text:id="ct94860358701984">
          <text:insertion>
            <office:change-info>
              <dc:creator>Unknown Author</dc:creator>
              <dc:date>2021-03-02T13:35:42</dc:date>
            </office:change-info>
          </text:insertion>
        </text:changed-region>
        <text:changed-region xml:id="ct94860358703088" text:id="ct94860358703088">
          <text:insertion>
            <office:change-info>
              <dc:creator>Unknown Author</dc:creator>
              <dc:date>2021-03-02T13:40:59</dc:date>
            </office:change-info>
          </text:insertion>
        </text:changed-region>
        <text:changed-region xml:id="ct94860358970208" text:id="ct94860358970208">
          <text:insertion>
            <office:change-info>
              <dc:creator>Unknown Author</dc:creator>
              <dc:date>2021-03-02T13:35:42</dc:date>
            </office:change-info>
          </text:insertion>
        </text:changed-region>
        <text:changed-region xml:id="ct94860358986704" text:id="ct94860358986704">
          <text:insertion>
            <office:change-info>
              <dc:creator>Unknown Author</dc:creator>
              <dc:date>2021-03-02T13:39:15</dc:date>
            </office:change-info>
          </text:insertion>
        </text:changed-region>
        <text:changed-region xml:id="ct94860359011808" text:id="ct94860359011808">
          <text:insertion>
            <office:change-info>
              <dc:creator>Unknown Author</dc:creator>
              <dc:date>2021-03-02T13:41:01</dc:date>
            </office:change-info>
          </text:insertion>
        </text:changed-region>
        <text:changed-region xml:id="ct94860359013488" text:id="ct94860359013488">
          <text:insertion>
            <office:change-info>
              <dc:creator>Unknown Author</dc:creator>
              <dc:date>2021-03-02T13:39:15</dc:date>
            </office:change-info>
          </text:insertion>
        </text:changed-region>
        <text:changed-region xml:id="ct94860359013728" text:id="ct94860359013728">
          <text:insertion>
            <office:change-info>
              <dc:creator>Unknown Author</dc:creator>
              <dc:date>2021-03-02T13:40:39</dc:date>
            </office:change-info>
          </text:insertion>
        </text:changed-region>
        <text:changed-region xml:id="ct94860358990624" text:id="ct94860358990624">
          <text:insertion>
            <office:change-info>
              <dc:creator>Unknown Author</dc:creator>
              <dc:date>2021-03-02T13:45:36</dc:date>
            </office:change-info>
          </text:insertion>
        </text:changed-region>
        <text:changed-region xml:id="ct94860358990912" text:id="ct94860358990912">
          <text:insertion>
            <office:change-info>
              <dc:creator>Unknown Author</dc:creator>
              <dc:date>2021-03-02T13:46:55</dc:date>
            </office:change-info>
          </text:insertion>
        </text:changed-region>
        <text:changed-region xml:id="ct94860359017584" text:id="ct94860359017584">
          <text:insertion>
            <office:change-info>
              <dc:creator>Unknown Author</dc:creator>
              <dc:date>2021-03-02T13:47:00</dc:date>
            </office:change-info>
          </text:insertion>
        </text:changed-region>
        <text:changed-region xml:id="ct94860358940000" text:id="ct94860358940000">
          <text:insertion>
            <office:change-info>
              <dc:creator>Unknown Author</dc:creator>
              <dc:date>2021-03-02T13:48:00</dc:date>
            </office:change-info>
          </text:insertion>
        </text:changed-region>
        <text:changed-region xml:id="ct94860358979664" text:id="ct94860358979664">
          <text:insertion>
            <office:change-info>
              <dc:creator>Unknown Author</dc:creator>
              <dc:date>2021-03-02T13:49:17</dc:date>
            </office:change-info>
          </text:insertion>
        </text:changed-region>
        <text:changed-region xml:id="ct94860359025520" text:id="ct94860359025520">
          <text:insertion>
            <office:change-info>
              <dc:creator>Unknown Author</dc:creator>
              <dc:date>2021-03-02T13:50:17</dc:date>
            </office:change-info>
          </text:insertion>
        </text:changed-region>
        <text:changed-region xml:id="ct94860359027776" text:id="ct94860359027776">
          <text:insertion>
            <office:change-info>
              <dc:creator>Unknown Author</dc:creator>
              <dc:date>2021-03-02T13:53:19</dc:date>
            </office:change-info>
          </text:insertion>
        </text:changed-region>
        <text:changed-region xml:id="ct94860359023680" text:id="ct94860359023680">
          <text:insertion>
            <office:change-info>
              <dc:creator>Unknown Author</dc:creator>
              <dc:date>2021-03-02T13:58:36</dc:date>
            </office:change-info>
          </text:insertion>
        </text:changed-region>
        <text:changed-region xml:id="ct94860359029376" text:id="ct94860359029376">
          <text:insertion>
            <office:change-info>
              <dc:creator>Unknown Author</dc:creator>
              <dc:date>2021-03-02T13:59:04</dc:date>
            </office:change-info>
          </text:insertion>
        </text:changed-region>
        <text:changed-region xml:id="ct94860359040640" text:id="ct94860359040640">
          <text:insertion>
            <office:change-info>
              <dc:creator>Unknown Author</dc:creator>
              <dc:date>2021-03-02T14:00:06</dc:date>
            </office:change-info>
          </text:insertion>
        </text:changed-region>
        <text:changed-region xml:id="ct94860359040880" text:id="ct94860359040880">
          <text:insertion>
            <office:change-info>
              <dc:creator>Unknown Author</dc:creator>
              <dc:date>2021-03-02T14:01:03</dc:date>
            </office:change-info>
          </text:insertion>
        </text:changed-region>
        <text:changed-region xml:id="ct94860359042000" text:id="ct94860359042000">
          <text:insertion>
            <office:change-info>
              <dc:creator>Unknown Author</dc:creator>
              <dc:date>2021-03-02T14:02:29</dc:date>
            </office:change-info>
          </text:insertion>
        </text:changed-region>
        <text:changed-region xml:id="ct94860359042240" text:id="ct94860359042240">
          <text:insertion>
            <office:change-info>
              <dc:creator>Unknown Author</dc:creator>
              <dc:date>2021-03-02T14:05:00</dc:date>
            </office:change-info>
          </text:insertion>
        </text:changed-region>
        <text:changed-region xml:id="ct94860359045120" text:id="ct94860359045120">
          <text:insertion>
            <office:change-info>
              <dc:creator>Unknown Author</dc:creator>
              <dc:date>2021-03-02T14:06:11</dc:date>
            </office:change-info>
          </text:insertion>
        </text:changed-region>
        <text:changed-region xml:id="ct94860359052592" text:id="ct94860359052592">
          <text:insertion>
            <office:change-info>
              <dc:creator>Unknown Author</dc:creator>
              <dc:date>2021-03-02T14:09:15</dc:date>
            </office:change-info>
          </text:insertion>
        </text:changed-region>
        <text:changed-region xml:id="ct94860359052832" text:id="ct94860359052832">
          <text:insertion>
            <office:change-info>
              <dc:creator>Unknown Author</dc:creator>
              <dc:date>2021-03-02T14:10:02</dc:date>
            </office:change-info>
          </text:insertion>
        </text:changed-region>
        <text:changed-region xml:id="ct94860359054096" text:id="ct94860359054096">
          <text:insertion>
            <office:change-info>
              <dc:creator>Unknown Author</dc:creator>
              <dc:date>2021-03-02T14:15:52</dc:date>
            </office:change-info>
          </text:insertion>
        </text:changed-region>
        <text:changed-region xml:id="ct94860359059536" text:id="ct94860359059536">
          <text:insertion>
            <office:change-info>
              <dc:creator>Unknown Author</dc:creator>
              <dc:date>2021-03-02T14:16:00</dc:date>
            </office:change-info>
          </text:insertion>
        </text:changed-region>
        <text:changed-region xml:id="ct94860359062816" text:id="ct94860359062816">
          <text:insertion>
            <office:change-info>
              <dc:creator>Unknown Author</dc:creator>
              <dc:date>2021-03-02T14:19:25</dc:date>
            </office:change-info>
          </text:insertion>
        </text:changed-region>
        <text:changed-region xml:id="ct94860359035040" text:id="ct94860359035040">
          <text:insertion>
            <office:change-info>
              <dc:creator>Unknown Author</dc:creator>
              <dc:date>2021-03-02T14:06:11</dc:date>
            </office:change-info>
          </text:insertion>
        </text:changed-region>
        <text:changed-region xml:id="ct94860308536992" text:id="ct94860308536992">
          <text:insertion>
            <office:change-info>
              <dc:creator>Unknown Author</dc:creator>
              <dc:date>2021-03-07T15:02:06</dc:date>
            </office:change-info>
          </text:insertion>
        </text:changed-region>
        <text:changed-region xml:id="ct94860359090032" text:id="ct94860359090032">
          <text:insertion>
            <office:change-info>
              <dc:creator>Unknown Author</dc:creator>
              <dc:date>2021-03-02T13:37:49</dc:date>
            </office:change-info>
          </text:insertion>
        </text:changed-region>
        <text:changed-region xml:id="ct94860359087680" text:id="ct94860359087680">
          <text:insertion>
            <office:change-info>
              <dc:creator>Unknown Author</dc:creator>
              <dc:date>2020-11-09T22:49:45</dc:date>
            </office:change-info>
          </text:insertion>
        </text:changed-region>
        <text:changed-region xml:id="ct94860359094208" text:id="ct94860359094208">
          <text:deletion>
            <office:change-info>
              <dc:creator>Unknown Author</dc:creator>
              <dc:date>2020-11-09T22:43:22</dc:date>
            </office:change-info>
            <text:p text:style-name="P9"><text:span text:style-name="T175">1.1</text:span><text:span text:style-name="T176"> </text:span><text:span text:style-name="T120">inet 147.102.131.24 </text:span><text:span text:style-name="T122">της διεπαφής tun0 με ifconfig</text:span></text:p>
            <text:p text:style-name="P115"/>
            <text:p text:style-name="P116">1.2<text:span text:style-name="T1"> <text:s/>netmask 255.255.255.0, </text:span><text:span text:style-name="T2">μήκος προθέματος 24 bits</text:span></text:p>
            <text:p text:style-name="P117"/>
            <text:p text:style-name="P121"><text:span text:style-name="T46">1.3 </text:span><text:span text:style-name="T3">ping -c 1 -t &lt;ttl&gt; &lt;addr&gt;</text:span></text:p>
            <text:p text:style-name="P121"><text:span text:style-name="Source_20_Text"><text:span text:style-name="T3"/></text:span></text:p>
            <text:p text:style-name="P112"><text:span text:style-name="Source_20_Text"><text:span text:style-name="T46">1.4 </text:span></text:span><text:span text:style-name="Source_20_Text"><text:span text:style-name="T6">Η ελάχιστη τιμή είναι 3</text:span></text:span></text:p>
            <text:p text:style-name="P112"><text:span text:style-name="Source_20_Text"><text:span text:style-name="T55"/></text:span></text:p>
            <text:p text:style-name="P112"><text:span text:style-name="Source_20_Text"><text:span text:style-name="T46">1.</text:span></text:span><text:span text:style-name="Source_20_Text"><text:span text:style-name="T47">5 </text:span></text:span><text:span text:style-name="Source_20_Text"><text:span text:style-name="T7">Με χρήση traceroute έχουμε 147.102.131.1 (147.102.131.1) → 147.102.224.53 (router.vpn.ntua.gr) → 176.126.38.1 (grnet.gr-ix.gr)</text:span></text:span></text:p>
            <text:p text:style-name="P122"><text:span text:style-name="Source_20_Text"><text:span text:style-name="T5"/></text:span></text:p>
            <text:p text:style-name="P112"/>
            <text:p text:style-name="P112"><text:span text:style-name="Source_20_Text"><text:span text:style-name="T48"/></text:span></text:p>
            <text:p text:style-name="P123"><text:span text:style-name="Source_20_Text"><text:span text:style-name="T48"/></text:span></text:p>
            <text:p text:style-name="P123"><text:span text:style-name="Source_20_Text"><text:span text:style-name="T48"/></text:span></text:p>
            <text:p text:style-name="P123"><text:span text:style-name="Source_20_Text"><text:span text:style-name="T48">----------------------------------------------------------------------------------------------------------------------------</text:span></text:span></text:p>
            <text:p text:style-name="P112"><text:span text:style-name="Source_20_Text"><text:span text:style-name="T55"/></text:span></text:p>
            <text:p text:style-name="P124"><text:span text:style-name="Source_20_Text"><text:span text:style-name="T49">2.1 </text:span></text:span><text:span text:style-name="Source_20_Text"><text:span text:style-name="T8">traceroute -4 -m 3 -M icmp -I <text:s/>www.ntua.gr</text:span></text:span></text:p>
            <text:p text:style-name="P118"><text:span text:style-name="Source_20_Text"><text:span text:style-name="T56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7">:</text:span></text:span></text:p>
            <text:p text:style-name="P118"><text:span text:style-name="Source_20_Text"><text:span text:style-name="T57"/></text:span></text:p>
            <text:p text:style-name="P124"><text:span text:style-name="Source_20_Text"><text:span text:style-name="T8">traceroute to www.ntua.gr (147.102.224.101), 3 hops max, 60 byte packets</text:span></text:span></text:p>
            <text:p text:style-name="P124"><text:span text:style-name="Source_20_Text"><text:span text:style-name="T8"><text:s/>1 <text:s/>server-udp.vpn.ntua.gr (147.102.131.1) <text:s/>49.163 ms <text:s/>49.171 ms <text:s/>49.174 ms</text:span></text:span></text:p>
            <text:p text:style-name="P124"><text:span text:style-name="Source_20_Text"><text:span text:style-name="T8"><text:s/>2 <text:s/>router.vpn.ntua.gr (147.102.224.53) <text:s/>49.178 ms <text:s/>62.546 ms <text:s/>62.575 ms</text:span></text:span></text:p>
            <text:p text:style-name="P124"><text:span text:style-name="Source_20_Text"><text:span text:style-name="T8"><text:s/>3 <text:s/>www.ntua.gr (147.102.224.101) <text:s/>62.564 ms <text:s/>62.576 ms <text:s/>62.579 ms</text:span></text:span></text:p>
            <text:p text:style-name="P124"><text:span text:style-name="Source_20_Text"><text:span text:style-name="T49">2.2</text:span></text:span></text:p>
            <text:p text:style-name="P125"><text:span text:style-name="Source_20_Text"><text:span text:style-name="T9">server-udp.vpn.ntua.gr (147.102.131.1)</text:span></text:span></text:p>
            <text:p text:style-name="P125"><text:span text:style-name="Source_20_Text"><text:span text:style-name="T9"><text:tab/>→ router.vpn.ntua.gr (147.102.224.53)</text:span></text:span></text:p>
            <text:p text:style-name="P126"><text:span text:style-name="Source_20_Text"><text:span text:style-name="T9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9">www.survey.ntua.gr</text:span></text:span></text:a><text:span text:style-name="Source_20_Text"><text:span text:style-name="T9"> ip: 147.102.224.103)</text:span></text:span></text:p>
            <text:p text:style-name="P126"><text:span text:style-name="Source_20_Text"><text:span text:style-name="T9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9">www.semfe.ntua.gr</text:span></text:span></text:a><text:span text:style-name="Source_20_Text"><text:span text:style-name="T9"> ip: 147.102.224.144)</text:span></text:span></text:p>
            <text:p text:style-name="P126"><text:span text:style-name="Source_20_Text"><text:span text:style-name="T9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9">www.ece.ntua.gr</text:span></text:span></text:a><text:span text:style-name="Source_20_Text"><text:span text:style-name="T9"> ip: 147.102.224.126)</text:span></text:span></text:p>
            <text:p text:style-name="P124"><text:span text:style-name="Source_20_Text"><text:span text:style-name="T49"/></text:span></text:p>
            <text:p text:style-name="P127"><text:span text:style-name="Source_20_Text"><text:span text:style-name="T49">2.3 </text:span></text:span><text:span text:style-name="Source_20_Text"><text:span text:style-name="T10">Ναι</text:span></text:span></text:p>
            <text:p text:style-name="P127"><text:span text:style-name="Source_20_Text"><text:span text:style-name="T10"/></text:span></text:p>
            <text:p text:style-name="P127"><text:span text:style-name="Source_20_Text"><text:span text:style-name="T10"/></text:span></text:p>
            <text:p text:style-name="P127"><text:span text:style-name="Source_20_Text"><text:span text:style-name="T10"/></text:span></text:p>
            <text:p text:style-name="P127"><text:span text:style-name="Source_20_Text"><text:span text:style-name="T10"/></text:span></text:p>
            <text:p text:style-name="P127"><text:span text:style-name="Source_20_Text"><text:span text:style-name="T10"><text:s/></text:span></text:span></text:p>
            <text:p text:style-name="P127"><text:span text:style-name="Source_20_Text"><text:span text:style-name="T49">2.4 </text:span></text:span><text:span text:style-name="Source_20_Text"><text:span text:style-name="T9">server-udp.vpn.ntua.gr (147.102.131.1)</text:span></text:span></text:p>
            <text:p text:style-name="P127"><text:span text:style-name="Source_20_Text"><text:span text:style-name="T9"><text:tab/>→ router.vpn.ntua.gr (147.102.224.53)</text:span></text:span></text:p>
            <text:p text:style-name="P127"><text:span text:style-name="Source_20_Text"><text:span text:style-name="T9"><text:s text:c="20"/><text:tab/>→ ntua-zogr-3-gw.eier.access-link.grnet.gr (62.217.96.168)</text:span></text:span></text:p>
            <text:p text:style-name="P127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forthnet-2.gr-ix.gr (176.126.38.33)</text:span></text:span></text:p>
            <text:p text:style-name="P127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vodafone.gr-ix.gr (176.126.38.2)</text:span></text:span></text:p>
            <text:p text:style-name="P127"><text:span text:style-name="Source_20_Text"><text:span text:style-name="T9"><text:tab/><text:tab/><text:tab/><text:tab/>→</text:span></text:span><text:span text:style-name="Source_20_Text"><text:span text:style-name="T11"> </text:span></text:span><text:span text:style-name="Source_20_Text"><text:span text:style-name="T9">ote.gr-ix.gr (176.126.38.24)</text:span></text:span></text:p>
            <text:p text:style-name="P127"><text:span text:style-name="Source_20_Text"><text:span text:style-name="T49"/></text:span></text:p>
            <text:p text:style-name="P127"><text:span text:style-name="Source_20_Text"><text:span text:style-name="T49"/></text:span></text:p>
            <text:p text:style-name="P124"><text:span text:style-name="Source_20_Text"><text:span text:style-name="T49">2.5 </text:span></text:span><text:span text:style-name="Source_20_Text"><text:span text:style-name="T12">Ναι</text:span></text:span></text:p>
            <text:p text:style-name="P124"><text:span text:style-name="Source_20_Text"><text:span text:style-name="T12"/></text:span></text:p>
            <text:p text:style-name="P128"><text:span text:style-name="Source_20_Text"><text:span text:style-name="T50">2.6 </text:span></text:span><text:span text:style-name="Source_20_Text"><text:span text:style-name="T9">176.126.38.</text:span></text:span><text:span text:style-name="Source_20_Text"><text:span text:style-name="T13">0/</text:span></text:span><text:span text:style-name="Source_20_Text"><text:span text:style-name="T14">24</text:span></text:span></text:p>
            <text:p text:style-name="P128"><text:span text:style-name="Source_20_Text"><text:span text:style-name="T14"/></text:span></text:p>
            <text:p text:style-name="P129"><text:span text:style-name="Source_20_Text"><text:span text:style-name="T51">2.7 </text:span></text:span><text:span text:style-name="Source_20_Text"><text:span text:style-name="T15">traceroute -M ICMP -I -n -4 grnet.gr-ix.gr</text:span></text:span></text:p>
            <text:p text:style-name="P129"><text:span text:style-name="Source_20_Text"><text:span text:style-name="T51"/></text:span></text:p>
            <text:p text:style-name="P129"><text:span text:style-name="Source_20_Text"><text:span text:style-name="T51">2.8 </text:span></text:span><text:span text:style-name="Source_20_Text"><text:span text:style-name="T16">icmp or udp</text:span></text:span></text:p>
            <text:p text:style-name="P129"><text:span text:style-name="Source_20_Text"><text:span text:style-name="T51"/></text:span></text:p>
            <text:p text:style-name="P129"><text:span text:style-name="Source_20_Text"><text:span text:style-name="T51">2.9 </text:span></text:span><text:span text:style-name="Source_20_Text"><text:span text:style-name="T17">Protocol: ICMP (1)</text:span></text:span></text:p>
            <text:p text:style-name="P129"><text:span text:style-name="Source_20_Text"><text:span text:style-name="T51"/></text:span></text:p>
            <text:p text:style-name="P129"><text:span text:style-name="Source_20_Text"><text:span text:style-name="T51">2.10 </text:span></text:span><text:span text:style-name="Source_20_Text"><text:span text:style-name="T18">32 bytes</text:span></text:span></text:p>
            <text:p text:style-name="P129"><text:span text:style-name="Source_20_Text"><text:span text:style-name="T51"/></text:span></text:p>
            <text:p text:style-name="P129"><text:span text:style-name="Source_20_Text"><text:span text:style-name="T51">2.11 </text:span></text:span><text:span text:style-name="Source_20_Text"><text:span text:style-name="T19">Αποστέλλονται και λαμβάνονται 7 τριάδες μηνυμάτων</text:span></text:span></text:p>
            <text:p text:style-name="P129"><text:span text:style-name="Source_20_Text"><text:span text:style-name="T51"/></text:span></text:p>
            <text:p text:style-name="P129"><text:span text:style-name="Source_20_Text"><text:span text:style-name="T51">2.12 </text:span></text:span><text:span text:style-name="Source_20_Text"><text:span text:style-name="T40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1">ενώ για τις τριάδες που προκλήθηκαν ως απάντηση έχουμε διευθύνσεις: </text:span></text:span><text:span text:style-name="Source_20_Text"><text:span text:style-name="T42">1 τριάδα </text:span></text:span><text:span text:style-name="Source_20_Text"><text:span text:style-name="T41">147.102.131.1, </text:span></text:span><text:span text:style-name="Source_20_Text"><text:span text:style-name="T42">1 τριάδα </text:span></text:span><text:span text:style-name="Source_20_Text"><text:span text:style-name="T41">147.102.224.53, </text:span></text:span><text:span text:style-name="Source_20_Text"><text:span text:style-name="T42">5 τριάδες </text:span></text:span><text:span text:style-name="Source_20_Text"><text:span text:style-name="T41">176.126.38.1</text:span></text:span></text:p>
            <text:p text:style-name="P129"><text:span text:style-name="Source_20_Text"><text:span text:style-name="T51"/></text:span></text:p>
            <text:p text:style-name="P129"><text:span text:style-name="Source_20_Text"><text:span text:style-name="T51">2.13 </text:span></text:span><text:span text:style-name="Source_20_Text"><text:span text:style-name="T20">Ναι</text:span></text:span></text:p>
            <text:p text:style-name="P129"><text:span text:style-name="Source_20_Text"><text:span text:style-name="T51"/></text:span></text:p>
            <text:p text:style-name="P129"><text:span text:style-name="Source_20_Text"><text:span text:style-name="T51">2.14 </text:span></text:span><text:span text:style-name="Source_20_Text"><text:span text:style-name="T21">Τιμές ttl από 1 έως και 7 </text:span></text:span><text:span text:style-name="Source_20_Text"><text:span text:style-name="T22">σε μηνύματα request </text:span></text:span></text:p>
            <text:p text:style-name="P129"><text:span text:style-name="Source_20_Text"><text:span text:style-name="T51"/></text:span></text:p>
            <text:p text:style-name="P130"><text:span text:style-name="Source_20_Text"><text:span text:style-name="T51">2.15 </text:span></text:span><text:span text:style-name="Source_20_Text"><text:span text:style-name="T22">ttl = 62 σε όλες τα replies</text:span></text:span></text:p>
            <text:p text:style-name="P129"><text:span text:style-name="Source_20_Text"><text:span text:style-name="T51"/></text:span></text:p>
            <text:p text:style-name="P129"><text:span text:style-name="Source_20_Text"><text:span text:style-name="T51">2.16 </text:span></text:span><text:span text:style-name="Source_20_Text"><text:span text:style-name="T23">Γιατί το ttl γίνεται 0 πριν φτάσει στον προορισμό του request</text:span></text:span></text:p>
            <text:p text:style-name="P129"><text:span text:style-name="Source_20_Text"><text:span text:style-name="T51"/></text:span></text:p>
            <text:p text:style-name="P129"><text:span text:style-name="Source_20_Text"><text:span text:style-name="T51">2.17 </text:span></text:span><text:span text:style-name="Source_20_Text"><text:span text:style-name="T24">Με μήνυμα 60 Echo (ping) reply</text:span></text:span></text:p>
            <text:p text:style-name="P129"><text:span text:style-name="Source_20_Text"><text:span text:style-name="T24"/></text:span></text:p>
            <text:p text:style-name="P124"><text:span text:style-name="Source_20_Text"><text:span text:style-name="T49"/></text:span></text:p>
            <text:p text:style-name="P112"><text:span text:style-name="Source_20_Text"><text:span text:style-name="T4"/></text:span></text:p>
            <text:p text:style-name="P112"><text:span text:style-name="Source_20_Text"><text:span text:style-name="T4"/></text:span></text:p>
            <text:p text:style-name="P112"><text:span text:style-name="Source_20_Text"><text:span text:style-name="T4"/></text:span></text:p>
            <text:p text:style-name="P112"><text:span text:style-name="Source_20_Text"><text:span text:style-name="T4"/></text:span></text:p>
            <text:p text:style-name="P112"><text:span text:style-name="Source_20_Text"><text:span text:style-name="T4"/></text:span></text:p>
            <text:p text:style-name="P112"><text:span text:style-name="Source_20_Text"><text:span text:style-name="T4"/></text:span></text:p>
            <text:p text:style-name="P112"><text:span text:style-name="Source_20_Text"><text:span text:style-name="T4"/></text:span></text:p>
            <text:p text:style-name="P131"><text:span text:style-name="Source_20_Text"><text:span text:style-name="T48"/></text:span></text:p>
            <text:p text:style-name="P131"><text:span text:style-name="Source_20_Text"><text:span text:style-name="T48"/></text:span></text:p>
            <text:p text:style-name="P131"><text:span text:style-name="Source_20_Text"><text:span text:style-name="T48"/></text:span></text:p>
            <text:p text:style-name="P131"><text:span text:style-name="Source_20_Text"><text:span text:style-name="T48"/></text:span></text:p>
            <text:p text:style-name="P132"><text:span text:style-name="Source_20_Text"><text:span text:style-name="T52">3.1 </text:span></text:span><text:span text:style-name="Source_20_Text"><text:span text:style-name="T25">traceroute -M ICMP -I -4 nic.gr-ix.gr</text:span></text:span></text:p>
            <text:p text:style-name="P132"><text:span text:style-name="Source_20_Text"><text:span text:style-name="T52"/></text:span></text:p>
            <text:p text:style-name="P132"><text:span text:style-name="Source_20_Text"><text:span text:style-name="T52">3.2 </text:span></text:span><text:span text:style-name="Source_20_Text"><text:span text:style-name="T26">icmp</text:span></text:span></text:p>
            <text:p text:style-name="P132"><text:span text:style-name="Source_20_Text"><text:span text:style-name="T52"/></text:span></text:p>
            <text:p text:style-name="P132"><text:span text:style-name="Source_20_Text"><text:span text:style-name="T52">3.3 </text:span></text:span><text:span text:style-name="Source_20_Text"><text:span text:style-name="T26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132"><text:span text:style-name="Source_20_Text"><text:span text:style-name="T52"/></text:span></text:p>
            <text:p text:style-name="P132"><text:span text:style-name="Source_20_Text"><text:span text:style-name="T52">3.4 </text:span></text:span><text:span text:style-name="Source_20_Text"><text:span text:style-name="T27">Αλλάζουν Identfication, Header checksum</text:span></text:span></text:p>
            <text:p text:style-name="P132"><text:span text:style-name="Source_20_Text"><text:span text:style-name="T52"/></text:span></text:p>
            <text:p text:style-name="P132"><text:span text:style-name="Source_20_Text"><text:span text:style-name="T52">3.5 <text:s/></text:span></text:span><text:span text:style-name="Source_20_Text"><text:span text:style-name="T28">Όλα τα υπόλοιπα πεδία παραμένουν αμετάβλητα</text:span></text:span></text:p>
            <text:p text:style-name="P132"><text:span text:style-name="Source_20_Text"><text:span text:style-name="T52"/></text:span></text:p>
            <text:p text:style-name="P132"><text:span text:style-name="Source_20_Text"><text:span text:style-name="T52">3.6 </text:span></text:span><text:span text:style-name="Source_20_Text"><text:span text:style-name="T28">Τα πεδία </text:span></text:span><text:span text:style-name="Source_20_Text"><text:span text:style-name="T43">των διευθύνσεων πηγής και προορισμού </text:span></text:span><text:span text:style-name="Source_20_Text"><text:span text:style-name="T44">καθώς αναζητούμε την διαδρομή των πακέτων με συγκεκριμένο προορισμό </text:span></text:span><text:span text:style-name="Source_20_Text"><text:span text:style-name="T45">καθώς και το ttl γιατί πρόκειται για μηνύματα στην ίδια σειρά.</text:span></text:span></text:p>
            <text:p text:style-name="P132"><text:span text:style-name="Source_20_Text"><text:span text:style-name="T52"/></text:span></text:p>
            <text:p text:style-name="P132"><text:span text:style-name="Source_20_Text"><text:span text:style-name="T52">3.7 </text:span></text:span><text:span text:style-name="Source_20_Text"><text:span text:style-name="T29">Το πεδίο Identification αλλάζ</text:span></text:span><text:span text:style-name="Source_20_Text"><text:span text:style-name="T44">ει</text:span></text:span><text:span text:style-name="Source_20_Text"><text:span text:style-name="T29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132"><text:span text:style-name="Source_20_Text"><text:span text:style-name="T52"/></text:span></text:p>
            <text:p text:style-name="P132"><text:span text:style-name="Source_20_Text"><text:span text:style-name="T52">3.8</text:span></text:span><text:span text:style-name="Source_20_Text"><text:span text:style-name="T25"> </text:span></text:span><text:span text:style-name="Source_20_Text"><text:span text:style-name="T30">64</text:span></text:span></text:p>
            <text:p text:style-name="P132"><text:span text:style-name="Source_20_Text"><text:span text:style-name="T52"/></text:span></text:p>
            <text:p text:style-name="P132"><text:span text:style-name="Source_20_Text"><text:span text:style-name="T52">3.9 </text:span></text:span><text:span text:style-name="Source_20_Text"><text:span text:style-name="T30">Ναι παραμένουν σταθερά καθώς πρόκειται για πακέτα της ίδιας σειράς </text:span></text:span></text:p>
            <text:p text:style-name="P132"><text:span text:style-name="Source_20_Text"><text:span text:style-name="T52"/></text:span></text:p>
            <text:p text:style-name="P132"><text:span text:style-name="Source_20_Text"><text:span text:style-name="T52">3.10 </text:span></text:span><text:span text:style-name="Source_20_Text"><text:span text:style-name="T31">Η τιμές για επόμενες σειρές είναι 254 , 253 και 252 αντίστοιχα. </text:span></text:span><text:span text:style-name="Source_20_Text"><text:span text:style-name="T32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132"><text:span text:style-name="Source_20_Text"><text:span text:style-name="T52"/></text:span></text:p>
            <text:p text:style-name="P132"><text:span text:style-name="Source_20_Text"><text:span text:style-name="T52">3.11 </text:span></text:span><text:span text:style-name="Source_20_Text"><text:span text:style-name="T33">60</text:span></text:span></text:p>
            <text:p text:style-name="P132"><text:span text:style-name="Source_20_Text"><text:span text:style-name="T52"><text:s/></text:span></text:span></text:p>
            <text:p text:style-name="P132"><text:span text:style-name="Source_20_Text"><text:span text:style-name="T52">3.12 </text:span></text:span><text:span text:style-name="Source_20_Text"><text:span text:style-name="T33">64 </text:span></text:span><text:span text:style-name="Source_20_Text"><text:span text:style-name="T34">(Linux kernel 4.10 (2015): </text:span></text:span><text:span text:style-name="Strong_20_Emphasis"><text:span text:style-name="T34">64</text:span></text:span><text:span text:style-name="Source_20_Text"><text:span text:style-name="T53"> </text:span></text:span><text:span text:style-name="Source_20_Text"><text:span text:style-name="T34">for TCP, UDP and ICMP)</text:span></text:span></text:p>
            <text:p text:style-name="P131"><text:span text:style-name="Source_20_Text"><text:span text:style-name="T48"/></text:span></text:p>
            <text:p text:style-name="P133"><text:span text:style-name="Source_20_Text"><text:span text:style-name="T54">----------------------------------------------------------------------------------------------------------------------------</text:span></text:span></text:p>
            <text:p text:style-name="P133"><text:span text:style-name="Source_20_Text"><text:span text:style-name="T54"/></text:span></text:p>
            <text:p text:style-name="P133"><text:span text:style-name="Source_20_Text"><text:span text:style-name="T54">4.1 </text:span></text:span><text:span text:style-name="Source_20_Text"><text:span text:style-name="T35">ping -R -c 1 www.ntua.gr</text:span></text:span></text:p>
            <text:p text:style-name="P133"><text:span text:style-name="Source_20_Text"><text:span text:style-name="T54"/></text:span></text:p>
            <text:p text:style-name="P133"><text:span text:style-name="Source_20_Text"><text:span text:style-name="T54">4.2 </text:span></text:span><text:span text:style-name="Source_20_Text"><text:span text:style-name="T36">60 bytes</text:span></text:span></text:p>
            <text:p text:style-name="P133"><text:span text:style-name="Source_20_Text"><text:span text:style-name="T54"/></text:span></text:p>
            <text:p text:style-name="P133"><text:span text:style-name="Source_20_Text"><text:span text:style-name="T54">4.3 </text:span></text:span><text:span text:style-name="Source_20_Text"><text:span text:style-name="T36">60 bytes</text:span></text:span></text:p>
            <text:p text:style-name="P133"><text:span text:style-name="Source_20_Text"><text:span text:style-name="T54"/></text:span></text:p>
            <text:p text:style-name="P133"><text:span text:style-name="Source_20_Text"><text:span text:style-name="T54">4.4 </text:span></text:span><text:span text:style-name="Source_20_Text"><text:span text:style-name="T37">Το επιπρόσθετο περιεχόμενο βρίσκεται στο στοιχείο Options της επικεφαλίδας</text:span></text:span></text:p>
            <text:p text:style-name="P133"><text:span text:style-name="Source_20_Text"><text:span text:style-name="T54"/></text:span></text:p>
            <text:p text:style-name="P9"><text:span text:style-name="Source_20_Text"><text:span text:style-name="T172">4.5 <text:s/></text:span></text:span></text:p>
          </text:deletion>
        </text:changed-region>
        <text:changed-region xml:id="ct94860359093888" text:id="ct94860359093888">
          <text:deletion>
            <office:change-info>
              <dc:creator>Unknown Author</dc:creator>
              <dc:date>2020-11-04T23:23:06</dc:date>
            </office:change-info>
            <text:p text:style-name="P9"><text:span text:style-name="Source_20_Text"><text:span text:style-name="T117">vpn-131-224.vpn.ntua.gr (147.102.131.224) →</text:span></text:span><text:span text:style-name="Source_20_Text"><text:span text:style-name="T118"> <text:s/></text:span></text:span></text:p>
          </text:deletion>
        </text:changed-region>
        <text:changed-region xml:id="ct94860359093568" text:id="ct94860359093568">
          <text:deletion>
            <office:change-info>
              <dc:creator>Unknown Author</dc:creator>
              <dc:date>2020-11-09T22:43:21</dc:date>
            </office:change-info>
            <text:p text:style-name="P9"><text:span text:style-name="Source_20_Text"><text:span text:style-name="T118">vpn2.noc.ntua.gr (147.102.224.52)</text:span></text:span></text:p>
          </text:deletion>
        </text:changed-region>
        <text:changed-region xml:id="ct94860359093248" text:id="ct94860359093248">
          <text:deletion>
            <office:change-info>
              <dc:creator>Unknown Author</dc:creator>
              <dc:date>2020-11-04T23:23:10</dc:date>
            </office:change-info>
            <text:p text:style-name="P9"><text:span text:style-name="Source_20_Text"><text:span text:style-name="T233"/></text:span></text:p>
            <text:p text:style-name="P9"><text:span text:style-name="Source_20_Text"><text:span text:style-name="T117"/></text:span></text:p>
          </text:deletion>
        </text:changed-region>
        <text:changed-region xml:id="ct94860359092928" text:id="ct94860359092928">
          <text:deletion>
            <office:change-info>
              <dc:creator>Unknown Author</dc:creator>
              <dc:date>2020-11-09T22:43:21</dc:date>
            </office:change-info>
            <text:p text:style-name="P9"><text:span text:style-name="Source_20_Text"><text:span text:style-name="T117">→</text:span></text:span><text:span text:style-name="Source_20_Text"><text:span text:style-name="T118"> router.web.noc.ntua.gr (147.102.224.97) → www.ntua.gr (147.102.224.101)</text:span></text:span></text:p>
            <text:p text:style-name="P133"><text:span text:style-name="Source_20_Text"><text:span text:style-name="T54">4.6 </text:span></text:span><text:span text:style-name="Source_20_Text"><text:span text:style-name="T35">194.177.210.210 </text:span></text:span><text:span text:style-name="Source_20_Text"><text:span text:style-name="T38">βρίσκεται μακριά 5 βήματα.</text:span></text:span></text:p>
            <text:p text:style-name="P133"><text:span text:style-name="Source_20_Text"><text:span text:style-name="T35"/></text:span></text:p>
            <text:p text:style-name="P133"><text:span text:style-name="Source_20_Text"><text:span text:style-name="T54">4.7</text:span></text:span><text:span text:style-name="Source_20_Text"><text:span text:style-name="T35"> server-udp.vpn.ntua.gr (147.102.131.1) →</text:span></text:span><text:span text:style-name="Source_20_Text"><text:span text:style-name="T39"> router.vpn.ntua.gr (147.102.224.53) →</text:span></text:span></text:p>
            <text:p text:style-name="P9"><text:span text:style-name="Source_20_Text"><text:span text:style-name="T173">→ </text:span></text:span><text:span text:style-name="Source_20_Text"><text:span text:style-name="T177">ntua-zogr-3-gw.eier.access-link.grnet.gr (62.217.96.168) →</text:span></text:span></text:p>
          </text:deletion>
        </text:changed-region>
        <text:changed-region xml:id="ct94860359092608" text:id="ct94860359092608">
          <text:deletion>
            <office:change-info>
              <dc:creator>Unknown Author</dc:creator>
              <dc:date>2020-11-04T23:13:00</dc:date>
            </office:change-info>
            <text:p text:style-name="P9"><text:span text:style-name="Source_20_Text"><text:span text:style-name="T232"><text:s/></text:span></text:span></text:p>
          </text:deletion>
        </text:changed-region>
        <text:changed-region xml:id="ct94860359091152" text:id="ct94860359091152">
          <text:deletion>
            <office:change-info>
              <dc:creator>Unknown Author</dc:creator>
              <dc:date>2020-11-04T23:12:57</dc:date>
            </office:change-info>
            <text:p text:style-name="P9"><text:span text:style-name="Source_20_Text"><text:span text:style-name="T233"/></text:span></text:p>
            <text:p text:style-name="P114"><text:span text:style-name="Source_20_Text"><text:span text:style-name="T233"/></text:span></text:p>
          </text:deletion>
        </text:changed-region>
        <text:changed-region xml:id="ct94860359090912" text:id="ct94860359090912">
          <text:deletion>
            <office:change-info>
              <dc:creator>Unknown Author</dc:creator>
              <dc:date>2020-11-09T22:43:21</dc:date>
            </office:change-info>
            <text:p text:style-name="P114"><text:span text:style-name="Source_20_Text"><text:span text:style-name="T233"/></text:span></text:p>
            <text:p text:style-name="P134"><text:span text:style-name="Source_20_Text"><text:span text:style-name="T54">4.8</text:span></text:span></text:p>
            <text:p text:style-name="P133"><text:span text:style-name="Source_20_Text"><text:span text:style-name="T35"/></text:span></text:p>
            <text:p text:style-name="P133"><text:span text:style-name="Source_20_Text"><text:span text:style-name="T54">4.9</text:span></text:span></text:p>
            <text:p text:style-name="P131"><text:span text:style-name="Source_20_Text"><text:span text:style-name="T48"/></text:span></text:p>
            <text:p text:style-name="P9"><text:span text:style-name="Source_20_Text"><text:span text:style-name="T119"/></text:span></text:p>
          </text:deletion>
        </text:changed-region>
        <text:changed-region xml:id="ct94860359090672" text:id="ct94860359090672">
          <text:deletion>
            <office:change-info>
              <dc:creator>Unknown Author</dc:creator>
              <dc:date>2020-11-09T22:45:51</dc:date>
            </office:change-info>
            <text:p text:style-name="P9"><text:span text:style-name="Source_20_Text"><text:span text:style-name="T119">διεπαφής κάρτα δικτύου, <text:s/></text:span></text:span><text:span text:style-name="Source_20_Text"><text:span text:style-name="T120">147.102.131.</text:span></text:span><text:span text:style-name="Source_20_Text"><text:span text:style-name="T121">2</text:span></text:span><text:span text:style-name="Source_20_Text"><text:span text:style-name="T120">24 </text:span></text:span><text:span text:style-name="Source_20_Text"><text:span text:style-name="T119">ip μέσω vpn</text:span></text:span></text:p>
            <text:p text:style-name="P9"><text:span text:style-name="Source_20_Text"><text:span text:style-name="T233"/></text:span></text:p>
          </text:deletion>
        </text:changed-region>
        <text:changed-region xml:id="ct94860359090432" text:id="ct94860359090432">
          <text:deletion>
            <office:change-info>
              <dc:creator>Unknown Author</dc:creator>
              <dc:date>2020-11-09T22:43:22</dc:date>
            </office:change-info>
            <text:p text:style-name="P9"><text:span text:style-name="Source_20_Text"><text:span text:style-name="T233"/></text:span></text:p>
            <text:p text:style-name="P9"><text:span text:style-name="Source_20_Text"><text:span text:style-name="T233"/></text:span></text:p>
          </text:deletion>
        </text:changed-region>
        <text:changed-region xml:id="ct94860359097808" text:id="ct94860359097808">
          <text:insertion>
            <office:change-info>
              <dc:creator>Unknown Author</dc:creator>
              <dc:date>2021-02-28T13:55:13</dc:date>
            </office:change-info>
          </text:insertion>
        </text:changed-region>
        <text:changed-region xml:id="ct94860359113776" text:id="ct94860359113776">
          <text:insertion>
            <office:change-info>
              <dc:creator>Unknown Author</dc:creator>
              <dc:date>2021-03-06T19:40:12</dc:date>
            </office:change-info>
          </text:insertion>
        </text:changed-region>
        <text:changed-region xml:id="ct94860359115360" text:id="ct94860359115360">
          <text:insertion>
            <office:change-info>
              <dc:creator>Unknown Author</dc:creator>
              <dc:date>2021-03-06T19:41:29</dc:date>
            </office:change-info>
          </text:insertion>
        </text:changed-region>
        <text:changed-region xml:id="ct94860359120832" text:id="ct94860359120832">
          <text:insertion>
            <office:change-info>
              <dc:creator>Unknown Author</dc:creator>
              <dc:date>2021-03-06T20:34:16</dc:date>
            </office:change-info>
          </text:insertion>
        </text:changed-region>
        <text:changed-region xml:id="ct94860359106816" text:id="ct94860359106816">
          <text:insertion>
            <office:change-info>
              <dc:creator>Unknown Author</dc:creator>
              <dc:date>2021-03-06T20:36:06</dc:date>
            </office:change-info>
          </text:insertion>
        </text:changed-region>
        <text:changed-region xml:id="ct94860359126864" text:id="ct94860359126864">
          <text:insertion>
            <office:change-info>
              <dc:creator>Unknown Author</dc:creator>
              <dc:date>2021-03-06T20:39:50</dc:date>
            </office:change-info>
          </text:insertion>
        </text:changed-region>
        <text:changed-region xml:id="ct94860359129040" text:id="ct94860359129040">
          <text:insertion>
            <office:change-info>
              <dc:creator>Unknown Author</dc:creator>
              <dc:date>2021-03-06T20:40:02</dc:date>
            </office:change-info>
          </text:insertion>
        </text:changed-region>
        <text:changed-region xml:id="ct94860359136512" text:id="ct94860359136512">
          <text:insertion>
            <office:change-info>
              <dc:creator>Unknown Author</dc:creator>
              <dc:date>2021-03-06T20:41:21</dc:date>
            </office:change-info>
          </text:insertion>
        </text:changed-region>
        <text:changed-region xml:id="ct94860359107184" text:id="ct94860359107184">
          <text:insertion>
            <office:change-info>
              <dc:creator>Unknown Author</dc:creator>
              <dc:date>2021-03-06T20:42:06</dc:date>
            </office:change-info>
          </text:insertion>
        </text:changed-region>
        <text:changed-region xml:id="ct94860359137104" text:id="ct94860359137104">
          <text:insertion>
            <office:change-info>
              <dc:creator>Unknown Author</dc:creator>
              <dc:date>2021-03-06T20:44:43</dc:date>
            </office:change-info>
          </text:insertion>
        </text:changed-region>
        <text:changed-region xml:id="ct94860359145056" text:id="ct94860359145056">
          <text:insertion>
            <office:change-info>
              <dc:creator>Unknown Author</dc:creator>
              <dc:date>2021-03-06T20:45:11</dc:date>
            </office:change-info>
          </text:insertion>
        </text:changed-region>
        <text:changed-region xml:id="ct94860359154992" text:id="ct94860359154992">
          <text:insertion>
            <office:change-info>
              <dc:creator>Unknown Author</dc:creator>
              <dc:date>2021-03-06T21:00:28</dc:date>
            </office:change-info>
          </text:insertion>
        </text:changed-region>
        <text:changed-region xml:id="ct94860359161664" text:id="ct94860359161664">
          <text:insertion>
            <office:change-info>
              <dc:creator>Unknown Author</dc:creator>
              <dc:date>2021-03-06T21:07:13</dc:date>
            </office:change-info>
          </text:insertion>
        </text:changed-region>
        <text:changed-region xml:id="ct94860359167968" text:id="ct94860359167968">
          <text:insertion>
            <office:change-info>
              <dc:creator>Unknown Author</dc:creator>
              <dc:date>2021-03-06T21:13:50</dc:date>
            </office:change-info>
          </text:insertion>
        </text:changed-region>
        <text:changed-region xml:id="ct94860359171456" text:id="ct94860359171456">
          <text:insertion>
            <office:change-info>
              <dc:creator>Unknown Author</dc:creator>
              <dc:date>2021-03-06T21:14:15</dc:date>
            </office:change-info>
          </text:insertion>
        </text:changed-region>
        <text:changed-region xml:id="ct94860359176176" text:id="ct94860359176176">
          <text:insertion>
            <office:change-info>
              <dc:creator>Unknown Author</dc:creator>
              <dc:date>2021-03-06T21:35:13</dc:date>
            </office:change-info>
          </text:insertion>
        </text:changed-region>
        <text:changed-region xml:id="ct94860359133232" text:id="ct94860359133232">
          <text:insertion>
            <office:change-info>
              <dc:creator>Unknown Author</dc:creator>
              <dc:date>2021-03-06T21:36:38</dc:date>
            </office:change-info>
          </text:insertion>
        </text:changed-region>
        <text:changed-region xml:id="ct94860359170144" text:id="ct94860359170144">
          <text:insertion>
            <office:change-info>
              <dc:creator>Unknown Author</dc:creator>
              <dc:date>2021-03-06T21:38:57</dc:date>
            </office:change-info>
          </text:insertion>
        </text:changed-region>
        <text:changed-region xml:id="ct94860359178272" text:id="ct94860359178272">
          <text:insertion>
            <office:change-info>
              <dc:creator>Unknown Author</dc:creator>
              <dc:date>2021-03-06T21:51:52</dc:date>
            </office:change-info>
          </text:insertion>
        </text:changed-region>
        <text:changed-region xml:id="ct94860359152672" text:id="ct94860359152672">
          <text:insertion>
            <office:change-info>
              <dc:creator>Unknown Author</dc:creator>
              <dc:date>2021-03-06T21:52:00</dc:date>
            </office:change-info>
          </text:insertion>
        </text:changed-region>
        <text:changed-region xml:id="ct94860359182672" text:id="ct94860359182672">
          <text:insertion>
            <office:change-info>
              <dc:creator>Unknown Author</dc:creator>
              <dc:date>2021-03-06T22:07:51</dc:date>
            </office:change-info>
          </text:insertion>
        </text:changed-region>
        <text:changed-region xml:id="ct94860359184528" text:id="ct94860359184528">
          <text:insertion>
            <office:change-info>
              <dc:creator>Unknown Author</dc:creator>
              <dc:date>2021-03-06T22:08:00</dc:date>
            </office:change-info>
          </text:insertion>
        </text:changed-region>
        <text:changed-region xml:id="ct94860359187008" text:id="ct94860359187008">
          <text:insertion>
            <office:change-info>
              <dc:creator>Unknown Author</dc:creator>
              <dc:date>2021-03-06T22:09:57</dc:date>
            </office:change-info>
          </text:insertion>
        </text:changed-region>
        <text:changed-region xml:id="ct94860359191824" text:id="ct94860359191824">
          <text:insertion>
            <office:change-info>
              <dc:creator>Unknown Author</dc:creator>
              <dc:date>2021-03-06T22:10:01</dc:date>
            </office:change-info>
          </text:insertion>
        </text:changed-region>
        <text:changed-region xml:id="ct94860359196480" text:id="ct94860359196480">
          <text:insertion>
            <office:change-info>
              <dc:creator>Unknown Author</dc:creator>
              <dc:date>2021-03-06T22:11:28</dc:date>
            </office:change-info>
          </text:insertion>
        </text:changed-region>
        <text:changed-region xml:id="ct94860359203152" text:id="ct94860359203152">
          <text:insertion>
            <office:change-info>
              <dc:creator>Unknown Author</dc:creator>
              <dc:date>2021-03-06T22:12:43</dc:date>
            </office:change-info>
          </text:insertion>
        </text:changed-region>
        <text:changed-region xml:id="ct94860359154656" text:id="ct94860359154656">
          <text:insertion>
            <office:change-info>
              <dc:creator>Unknown Author</dc:creator>
              <dc:date>2021-03-06T22:13:11</dc:date>
            </office:change-info>
          </text:insertion>
        </text:changed-region>
        <text:changed-region xml:id="ct94860359195408" text:id="ct94860359195408">
          <text:insertion>
            <office:change-info>
              <dc:creator>Unknown Author</dc:creator>
              <dc:date>2021-03-06T22:14:22</dc:date>
            </office:change-info>
          </text:insertion>
        </text:changed-region>
        <text:changed-region xml:id="ct94860359186608" text:id="ct94860359186608">
          <text:insertion>
            <office:change-info>
              <dc:creator>Unknown Author</dc:creator>
              <dc:date>2021-02-28T14:07:38</dc:date>
            </office:change-info>
          </text:insertion>
        </text:changed-region>
        <text:changed-region xml:id="ct94860359185168" text:id="ct94860359185168">
          <text:insertion>
            <office:change-info>
              <dc:creator>Unknown Author</dc:creator>
              <dc:date>2021-02-28T15:19:03</dc:date>
            </office:change-info>
          </text:insertion>
        </text:changed-region>
        <text:changed-region xml:id="ct94860378657840" text:id="ct94860378657840">
          <text:insertion>
            <office:change-info>
              <dc:creator>Unknown Author</dc:creator>
              <dc:date>2021-03-07T15:10:24</dc:date>
            </office:change-info>
          </text:insertion>
        </text:changed-region>
        <text:changed-region xml:id="ct94860359617072" text:id="ct94860359617072">
          <text:insertion>
            <office:change-info>
              <dc:creator>Unknown Author</dc:creator>
              <dc:date>2021-03-07T15:11:55</dc:date>
            </office:change-info>
          </text:insertion>
        </text:changed-region>
        <text:changed-region xml:id="ct94860359697120" text:id="ct94860359697120">
          <text:insertion>
            <office:change-info>
              <dc:creator>Unknown Author</dc:creator>
              <dc:date>2021-03-07T15:12:00</dc:date>
            </office:change-info>
          </text:insertion>
        </text:changed-region>
        <text:changed-region xml:id="ct94860357421264" text:id="ct94860357421264">
          <text:insertion>
            <office:change-info>
              <dc:creator>Unknown Author</dc:creator>
              <dc:date>2021-03-07T15:14:11</dc:date>
            </office:change-info>
          </text:insertion>
        </text:changed-region>
        <text:changed-region xml:id="ct94860307489744" text:id="ct94860307489744">
          <text:insertion>
            <office:change-info>
              <dc:creator>Unknown Author</dc:creator>
              <dc:date>2021-03-07T15:15:40</dc:date>
            </office:change-info>
          </text:insertion>
        </text:changed-region>
        <text:changed-region xml:id="ct94860381835600" text:id="ct94860381835600">
          <text:insertion>
            <office:change-info>
              <dc:creator>Unknown Author</dc:creator>
              <dc:date>2021-03-07T15:17:27</dc:date>
            </office:change-info>
          </text:insertion>
        </text:changed-region>
        <text:changed-region xml:id="ct94860383481168" text:id="ct94860383481168">
          <text:insertion>
            <office:change-info>
              <dc:creator>Unknown Author</dc:creator>
              <dc:date>2021-03-07T15:20:13</dc:date>
            </office:change-info>
          </text:insertion>
        </text:changed-region>
        <text:changed-region xml:id="ct94860383869344" text:id="ct94860383869344">
          <text:insertion>
            <office:change-info>
              <dc:creator>Unknown Author</dc:creator>
              <dc:date>2021-03-07T15:21:00</dc:date>
            </office:change-info>
          </text:insertion>
        </text:changed-region>
        <text:changed-region xml:id="ct94860379695296" text:id="ct94860379695296">
          <text:insertion>
            <office:change-info>
              <dc:creator>Unknown Author</dc:creator>
              <dc:date>2021-03-07T15:23:17</dc:date>
            </office:change-info>
          </text:insertion>
        </text:changed-region>
        <text:changed-region xml:id="ct94860383900000" text:id="ct94860383900000">
          <text:insertion>
            <office:change-info>
              <dc:creator>Unknown Author</dc:creator>
              <dc:date>2021-03-07T15:25:42</dc:date>
            </office:change-info>
          </text:insertion>
        </text:changed-region>
        <text:changed-region xml:id="ct94860381913856" text:id="ct94860381913856">
          <text:insertion>
            <office:change-info>
              <dc:creator>Unknown Author</dc:creator>
              <dc:date>2021-03-07T15:29:41</dc:date>
            </office:change-info>
          </text:insertion>
        </text:changed-region>
        <text:changed-region xml:id="ct94860357687920" text:id="ct94860357687920">
          <text:insertion>
            <office:change-info>
              <dc:creator>Unknown Author</dc:creator>
              <dc:date>2021-03-07T15:27:14</dc:date>
            </office:change-info>
          </text:insertion>
        </text:changed-region>
        <text:changed-region xml:id="ct94860383397792" text:id="ct94860383397792">
          <text:insertion>
            <office:change-info>
              <dc:creator>Unknown Author</dc:creator>
              <dc:date>2021-03-07T15:29:16</dc:date>
            </office:change-info>
          </text:insertion>
        </text:changed-region>
        <text:changed-region xml:id="ct94860384067024" text:id="ct94860384067024">
          <text:insertion>
            <office:change-info>
              <dc:creator>Unknown Author</dc:creator>
              <dc:date>2021-03-07T15:30:01</dc:date>
            </office:change-info>
          </text:insertion>
        </text:changed-region>
        <text:changed-region xml:id="ct94860382161920" text:id="ct94860382161920">
          <text:insertion>
            <office:change-info>
              <dc:creator>Unknown Author</dc:creator>
              <dc:date>2021-03-07T15:33:28</dc:date>
            </office:change-info>
          </text:insertion>
        </text:changed-region>
        <text:changed-region xml:id="ct94860358903040" text:id="ct94860358903040">
          <text:insertion>
            <office:change-info>
              <dc:creator>Unknown Author</dc:creator>
              <dc:date>2021-03-07T15:37:51</dc:date>
            </office:change-info>
          </text:insertion>
        </text:changed-region>
        <text:changed-region xml:id="ct94860381897408" text:id="ct94860381897408">
          <text:insertion>
            <office:change-info>
              <dc:creator>Unknown Author</dc:creator>
              <dc:date>2021-03-07T15:38:01</dc:date>
            </office:change-info>
          </text:insertion>
        </text:changed-region>
        <text:changed-region xml:id="ct94860359214768" text:id="ct94860359214768">
          <text:insertion>
            <office:change-info>
              <dc:creator>Unknown Author</dc:creator>
              <dc:date>2021-02-28T15:21:09</dc:date>
            </office:change-info>
          </text:insertion>
        </text:changed-region>
        <text:changed-region xml:id="ct94860359219920" text:id="ct94860359219920">
          <text:insertion>
            <office:change-info>
              <dc:creator>Unknown Author</dc:creator>
              <dc:date>2021-02-28T15:47:39</dc:date>
            </office:change-info>
          </text:insertion>
        </text:changed-region>
        <text:changed-region xml:id="ct94860358694816" text:id="ct94860358694816">
          <text:insertion>
            <office:change-info>
              <dc:creator>Unknown Author</dc:creator>
              <dc:date>2021-03-07T15:59:39</dc:date>
            </office:change-info>
          </text:insertion>
        </text:changed-region>
        <text:changed-region xml:id="ct94860384158272" text:id="ct94860384158272">
          <text:insertion>
            <office:change-info>
              <dc:creator>Unknown Author</dc:creator>
              <dc:date>2021-03-07T16:06:15</dc:date>
            </office:change-info>
          </text:insertion>
        </text:changed-region>
        <text:changed-region xml:id="ct94860384861216" text:id="ct94860384861216">
          <text:insertion>
            <office:change-info>
              <dc:creator>Unknown Author</dc:creator>
              <dc:date>2021-03-07T16:07:53</dc:date>
            </office:change-info>
          </text:insertion>
        </text:changed-region>
        <text:changed-region xml:id="ct94860382753264" text:id="ct94860382753264">
          <text:insertion>
            <office:change-info>
              <dc:creator>Unknown Author</dc:creator>
              <dc:date>2021-03-07T16:08:00</dc:date>
            </office:change-info>
          </text:insertion>
        </text:changed-region>
        <text:changed-region xml:id="ct94860381987088" text:id="ct94860381987088">
          <text:insertion>
            <office:change-info>
              <dc:creator>Unknown Author</dc:creator>
              <dc:date>2021-03-07T16:10:54</dc:date>
            </office:change-info>
          </text:insertion>
        </text:changed-region>
        <text:changed-region xml:id="ct94860382928976" text:id="ct94860382928976">
          <text:insertion>
            <office:change-info>
              <dc:creator>Unknown Author</dc:creator>
              <dc:date>2021-03-07T16:11:00</dc:date>
            </office:change-info>
          </text:insertion>
        </text:changed-region>
        <text:changed-region xml:id="ct94860384761888" text:id="ct94860384761888">
          <text:insertion>
            <office:change-info>
              <dc:creator>Unknown Author</dc:creator>
              <dc:date>2021-03-07T16:12:31</dc:date>
            </office:change-info>
          </text:insertion>
        </text:changed-region>
        <text:changed-region xml:id="ct94860383531248" text:id="ct94860383531248">
          <text:insertion>
            <office:change-info>
              <dc:creator>Unknown Author</dc:creator>
              <dc:date>2021-03-07T16:13:36</dc:date>
            </office:change-info>
          </text:insertion>
        </text:changed-region>
        <text:changed-region xml:id="ct94860381986816" text:id="ct94860381986816">
          <text:insertion>
            <office:change-info>
              <dc:creator>Unknown Author</dc:creator>
              <dc:date>2021-03-07T16:14:09</dc:date>
            </office:change-info>
          </text:insertion>
        </text:changed-region>
        <text:changed-region xml:id="ct94860356486864" text:id="ct94860356486864">
          <text:insertion>
            <office:change-info>
              <dc:creator>Unknown Author</dc:creator>
              <dc:date>2021-03-07T16:47:16</dc:date>
            </office:change-info>
          </text:insertion>
        </text:changed-region>
        <text:changed-region xml:id="ct94860363494240" text:id="ct94860363494240">
          <text:insertion>
            <office:change-info>
              <dc:creator>Unknown Author</dc:creator>
              <dc:date>2021-03-07T16:48:18</dc:date>
            </office:change-info>
          </text:insertion>
        </text:changed-region>
        <text:changed-region xml:id="ct94860381994928" text:id="ct94860381994928">
          <text:insertion>
            <office:change-info>
              <dc:creator>Unknown Author</dc:creator>
              <dc:date>2021-03-07T16:49:03</dc:date>
            </office:change-info>
          </text:insertion>
        </text:changed-region>
        <text:changed-region xml:id="ct94860383001072" text:id="ct94860383001072">
          <text:insertion>
            <office:change-info>
              <dc:creator>Unknown Author</dc:creator>
              <dc:date>2021-03-07T16:51:14</dc:date>
            </office:change-info>
          </text:insertion>
        </text:changed-region>
        <text:changed-region xml:id="ct94860307974736" text:id="ct94860307974736">
          <text:insertion>
            <office:change-info>
              <dc:creator>Unknown Author</dc:creator>
              <dc:date>2021-03-07T16:52:03</dc:date>
            </office:change-info>
          </text:insertion>
        </text:changed-region>
        <text:changed-region xml:id="ct94860384790000" text:id="ct94860384790000">
          <text:insertion>
            <office:change-info>
              <dc:creator>Unknown Author</dc:creator>
              <dc:date>2021-03-07T16:53:25</dc:date>
            </office:change-info>
          </text:insertion>
        </text:changed-region>
        <text:changed-region xml:id="ct94860384661008" text:id="ct94860384661008">
          <text:insertion>
            <office:change-info>
              <dc:creator>Unknown Author</dc:creator>
              <dc:date>2021-03-07T16:54:04</dc:date>
            </office:change-info>
          </text:insertion>
        </text:changed-region>
        <text:changed-region xml:id="ct94860384850672" text:id="ct94860384850672">
          <text:insertion>
            <office:change-info>
              <dc:creator>Unknown Author</dc:creator>
              <dc:date>2021-03-07T16:55:00</dc:date>
            </office:change-info>
          </text:insertion>
        </text:changed-region>
        <text:changed-region xml:id="ct94860385045088" text:id="ct94860385045088">
          <text:insertion>
            <office:change-info>
              <dc:creator>Unknown Author</dc:creator>
              <dc:date>2021-03-07T16:56:56</dc:date>
            </office:change-info>
          </text:insertion>
        </text:changed-region>
        <text:changed-region xml:id="ct94860383521792" text:id="ct94860383521792">
          <text:insertion>
            <office:change-info>
              <dc:creator>Unknown Author</dc:creator>
              <dc:date>2021-03-07T16:57:00</dc:date>
            </office:change-info>
          </text:insertion>
        </text:changed-region>
        <text:changed-region xml:id="ct94860390595536" text:id="ct94860390595536">
          <text:insertion>
            <office:change-info>
              <dc:creator>Unknown Author</dc:creator>
              <dc:date>2021-03-07T16:58:02</dc:date>
            </office:change-info>
          </text:insertion>
        </text:changed-region>
        <text:changed-region xml:id="ct94860384326000" text:id="ct94860384326000">
          <text:insertion>
            <office:change-info>
              <dc:creator>Unknown Author</dc:creator>
              <dc:date>2021-03-07T17:05:47</dc:date>
            </office:change-info>
          </text:insertion>
        </text:changed-region>
        <text:changed-region xml:id="ct94860307629728" text:id="ct94860307629728">
          <text:insertion>
            <office:change-info>
              <dc:creator>Unknown Author</dc:creator>
              <dc:date>2021-03-07T17:07:03</dc:date>
            </office:change-info>
          </text:insertion>
        </text:changed-region>
        <text:changed-region xml:id="ct94860389952576" text:id="ct94860389952576">
          <text:insertion>
            <office:change-info>
              <dc:creator>Unknown Author</dc:creator>
              <dc:date>2021-03-07T17:08:15</dc:date>
            </office:change-info>
          </text:insertion>
        </text:changed-region>
        <text:changed-region xml:id="ct94860308569904" text:id="ct94860308569904">
          <text:insertion>
            <office:change-info>
              <dc:creator>Unknown Author</dc:creator>
              <dc:date>2021-03-07T15:59:39</dc:date>
            </office:change-info>
          </text:insertion>
        </text:changed-region>
        <text:changed-region xml:id="ct94860358680144" text:id="ct94860358680144">
          <text:insertion>
            <office:change-info>
              <dc:creator>Unknown Author</dc:creator>
              <dc:date>2021-03-07T16:00:31</dc:date>
            </office:change-info>
          </text:insertion>
        </text:changed-region>
        <text:changed-region xml:id="ct94860359220784" text:id="ct94860359220784">
          <text:insertion>
            <office:change-info>
              <dc:creator>Unknown Author</dc:creator>
              <dc:date>2021-02-28T15:51:19</dc:date>
            </office:change-info>
          </text:insertion>
        </text:changed-region>
        <text:changed-region xml:id="ct94860359234304" text:id="ct94860359234304">
          <text:insertion>
            <office:change-info>
              <dc:creator>Unknown Author</dc:creator>
              <dc:date>2021-02-28T16:21:0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change text:change-id="ct94860358615360"/><text:change-start text:change-id="ct94860358615632"/><text:span text:style-name="T108">ΕΡΓΑΣΤΗΡΙΟ ΔΙΚΤΥΩΝ ΥΠΟΛΟΓΙΣΤΩΝ</text:span><text:change-end text:change-id="ct94860358615632"/><text:change-start text:change-id="ct94860358846432"/><text:span text:style-name="T107"> </text:span></text:p>
      <text:p text:style-name="P5"><text:change-end text:change-id="ct94860358846432"/><text:change text:change-id="ct94860358847312"/><text:change-start text:change-id="ct94860358867904"/><text:span text:style-name="T108">8</text:span><text:change-end text:change-id="ct94860358867904"/><text:change-start text:change-id="ct94860358874224"/><text:span text:style-name="T107">ο ΕΞΑΜΗΝΟ ΣΗΜΜΥ</text:span></text:p>
      <text:p text:style-name="P16"><text:span text:style-name="T245">Ε</text:span><text:span text:style-name="T243">ργαστηριακή Άσκηση </text:span><text:change-end text:change-id="ct94860358874224"/><text:change text:change-id="ct94860358875360"/><text:change-start text:change-id="ct94860358881904"/><text:span text:style-name="T246">2</text:span><text:change-end text:change-id="ct94860358881904"/><text:change-start text:change-id="ct94860358883408"/></text:p>
      <text:p text:style-name="P17"><text:change-end text:change-id="ct94860358883408"/><text:change text:change-id="ct94860358884528"/><text:change-start text:change-id="ct94860358885984"/><text:span text:style-name="T246">Δικτύωση</text:span><text:change-end text:change-id="ct94860358885984"/><text:change-start text:change-id="ct94860358887328"/><text:span text:style-name="T246"> συστημάτων στο VirtualBox</text:span><text:change-end text:change-id="ct94860358887328"/><text:change-start text:change-id="ct94860358938944"/></text:p>
      <text:p text:style-name="P6"/>
      <text:p text:style-name="P7">Ιωάννης Αλεξόπουλος (03117001)</text:p>
      <text:p text:style-name="P112"><text:span text:style-name="T109">Όνομα PC/ΛΣ: thinkpad / </text:span><text:span text:style-name="Source_20_Text"><text:span text:style-name="T111">Ubuntu </text:span></text:span><text:change-end text:change-id="ct94860358938944"/><text:change text:change-id="ct94860358939264"/><text:change-start text:change-id="ct94860358941840"/><text:span text:style-name="Source_20_Text"><text:span text:style-name="T166">20.04.1</text:span></text:span><text:change-end text:change-id="ct94860358941840"/><text:change text:change-id="ct94860358942160"/><text:change-start text:change-id="ct94860358888624"/></text:p>
      <text:p text:style-name="P2"><text:change-end text:change-id="ct94860358888624"/><text:change text:change-id="ct94860358891200"/><text:change-start text:change-id="ct94860358901360"/><text:span text:style-name="Source_20_Text"><text:span text:style-name="T116">Ομάδα: 1</text:span></text:span><text:change-end text:change-id="ct94860358901360"/><text:change-start text:change-id="ct94860358949424"/></text:p>
      <text:p text:style-name="P8"><text:span text:style-name="Source_20_Text"/></text:p>
      <text:p text:style-name="P3"><text:span text:style-name="Source_20_Text"><text:span text:style-name="T174">Άσκηση 2: Βασικές εντολές συστήματος αρχείων</text:span></text:span></text:p>
      <text:p text:style-name="P3"><text:span text:style-name="Source_20_Text"><text:span text:style-name="T174"/></text:span></text:p>
      <text:p text:style-name="P3"><text:span text:style-name="Source_20_Text"><text:span text:style-name="T174"/></text:span></text:p>
      <text:list xml:id="list445342098" text:style-name="L1">
        <text:list-item>
          <text:p text:style-name="P55"><text:change-end text:change-id="ct94860358949424"/><text:change-start text:change-id="ct94860358924688"/><text:span text:style-name="Source_20_Text"><text:span text:style-name="T123">ifconfig</text:span></text:span></text:p>
        </text:list-item>
        <text:list-item>
          <text:p text:style-name="P55"><text:span text:style-name="Source_20_Text"><text:span text:style-name="T123">ifconfig em0 down και ifconfig em0 up</text:span></text:span><text:change-end text:change-id="ct94860358924688"/><text:change-start text:change-id="ct94860358964528"/></text:p>
        </text:list-item>
        <text:list-item>
          <text:p text:style-name="P56"><text:span text:style-name="Source_20_Text"><text:span text:style-name="T124">man tcpdump, man pcap, man pcap-filter</text:span></text:span></text:p>
        </text:list-item>
        <text:list-item>
          <text:p text:style-name="P57"><text:span text:style-name="Source_20_Text"><text:span text:style-name="T125">tcpdump -</text:span></text:span><text:span text:style-name="Source_20_Text"><text:span text:style-name="T127">i </text:span></text:span><text:span text:style-name="Source_20_Text"><text:span text:style-name="T126">em0 </text:span></text:span><text:span text:style-name="Source_20_Text"><text:span text:style-name="T125">-n</text:span></text:span><text:change-end text:change-id="ct94860358964528"/><text:change-start text:change-id="ct94860358968624"/></text:p>
        </text:list-item>
        <text:list-item>
          <text:p text:style-name="P58"><text:span text:style-name="Source_20_Text"><text:span text:style-name="T128">tcpdump -i em0 </text:span></text:span><text:change-end text:change-id="ct94860358968624"/><text:change-start text:change-id="ct94860358895312"/></text:p>
        </text:list-item>
        <text:list-item>
          <text:p text:style-name="P59"><text:span text:style-name="Source_20_Text"><text:span text:style-name="T129">tcpdump -i em0 -x(hex) -A(ascii)</text:span></text:span><text:change-end text:change-id="ct94860358895312"/><text:change-start text:change-id="ct94860358973040"/></text:p>
        </text:list-item>
        <text:list-item>
          <text:p text:style-name="P34"><text:span text:style-name="Source_20_Text"><text:span text:style-name="T130">tcpdump -i em0 -s </text:span></text:span><text:span text:style-name="Source_20_Text"><text:span text:style-name="T168">6</text:span></text:span><text:span text:style-name="Source_20_Text"><text:span text:style-name="T130">8</text:span></text:span><text:change-end text:change-id="ct94860358973040"/><text:change-start text:change-id="ct94860358976752"/></text:p>
        </text:list-item>
        <text:list-item>
          <text:p text:style-name="P35"><text:span text:style-name="Source_20_Text"><text:span text:style-name="T131">tcpdump -</text:span></text:span><text:change-end text:change-id="ct94860358976752"/><text:change-start text:change-id="ct94860358977648"/><text:span text:style-name="Source_20_Text"><text:span text:style-name="T131">i em0 -v ‘</text:span></text:span><text:span text:style-name="Source_20_Text"><text:span text:style-name="T132">ip and </text:span></text:span><text:change-end text:change-id="ct94860358977648"/><text:change-start text:change-id="ct94860358980064"/><text:span text:style-name="Source_20_Text"><text:span text:style-name="T170">host 10.0.0.1</text:span></text:span><text:change-end text:change-id="ct94860358980064"/><text:change-start text:change-id="ct94860358986224"/><text:span text:style-name="Source_20_Text"><text:span text:style-name="T131">’</text:span></text:span></text:p>
        </text:list-item>
        <text:list-item>
          <text:p text:style-name="P36"><text:span text:style-name="Source_20_Text"><text:span text:style-name="T132">tcpdump </text:span></text:span><text:change-end text:change-id="ct94860358986224"/><text:change-start text:change-id="ct94860358986464"/><text:span text:style-name="Source_20_Text"><text:span text:style-name="T132">-</text:span></text:span><text:span text:style-name="Source_20_Text"><text:span text:style-name="T133">i em0 ‘</text:span></text:span><text:change-end text:change-id="ct94860358986464"/><text:change-start text:change-id="ct94860358989504"/><text:span text:style-name="Source_20_Text"><text:span text:style-name="T133">(src 10.0.0.1 or 10.0.0.2) and (</text:span></text:span><text:span text:style-name="Source_20_Text"><text:span text:style-name="T169">dst</text:span></text:span><text:span text:style-name="Source_20_Text"><text:span text:style-name="T133"> 10.0.0.1 or 10.0.0.2)</text:span></text:span><text:change-end text:change-id="ct94860358989504"/><text:change-start text:change-id="ct94860358996528"/><text:span text:style-name="Source_20_Text"><text:span text:style-name="T133">’</text:span></text:span></text:p>
        </text:list-item>
        <text:list-item>
          <text:p text:style-name="P37"><text:span text:style-name="Source_20_Text"><text:span text:style-name="T134">tcp</text:span></text:span><text:change-end text:change-id="ct94860358996528"/><text:change-start text:change-id="ct94860358996768"/><text:span text:style-name="Source_20_Text"><text:span text:style-name="T134">dump </text:span></text:span><text:change-end text:change-id="ct94860358996768"/><text:change-start text:change-id="ct94860358997008"/><text:span text:style-name="Source_20_Text"><text:span text:style-name="T135">ip </text:span></text:span><text:change-end text:change-id="ct94860358997008"/><text:change-start text:change-id="ct94860358997248"/><text:span text:style-name="Source_20_Text"><text:span text:style-name="T135">‘</text:span></text:span><text:change-end text:change-id="ct94860358997248"/><text:change-start text:change-id="ct94860358997488"/><text:span text:style-name="Source_20_Text"><text:span text:style-name="T135">net 1.1</text:span></text:span><text:change-end text:change-id="ct94860358997488"/><text:change-start text:change-id="ct94860358998848"/><text:span text:style-name="Source_20_Text"><text:span text:style-name="T135"> </text:span></text:span><text:span text:style-name="Source_20_Text"><text:span text:style-name="T136">mask 255.255.0.0</text:span></text:span><text:change-end text:change-id="ct94860358998848"/><text:change-start text:change-id="ct94860359001344"/><text:span text:style-name="Source_20_Text"><text:span text:style-name="T136">’</text:span></text:span><text:change-end text:change-id="ct94860359001344"/><text:change-start text:change-id="ct94860358861872"/></text:p>
        </text:list-item>
        <text:list-item>
          <text:p text:style-name="P38"><text:span text:style-name="Source_20_Text"><text:span text:style-name="T137">tcpdump -e </text:span></text:span><text:change-end text:change-id="ct94860358861872"/><text:change-start text:change-id="ct94860358862112"/><text:span text:style-name="Source_20_Text"><text:span text:style-name="T137">‘</text:span></text:span><text:change-end text:change-id="ct94860358862112"/><text:change-start text:change-id="ct94860358862352"/><text:span text:style-name="Source_20_Text"><text:span text:style-name="T137">i</text:span></text:span><text:span text:style-name="Source_20_Text"><text:span text:style-name="T138">p and !(net 192.168.1 and mask 255.255.255.0)</text:span></text:span><text:change-end text:change-id="ct94860358862352"/><text:change-start text:change-id="ct94860358862736"/><text:span text:style-name="Source_20_Text"><text:span text:style-name="T138">’’</text:span></text:span><text:change-end text:change-id="ct94860358862736"/><text:change-start text:change-id="ct94860358958832"/></text:p>
        </text:list-item>
        <text:list-item>
          <text:p text:style-name="P39"><text:span text:style-name="Source_20_Text"><text:span text:style-name="T139">tcpdump ip </text:span></text:span><text:change-end text:change-id="ct94860358958832"/><text:change-start text:change-id="ct94860358701184"/><text:span text:style-name="Source_20_Text"><text:span text:style-name="T139">‘</text:span></text:span><text:change-end text:change-id="ct94860358701184"/><text:change-start text:change-id="ct94860358701616"/><text:span text:style-name="Source_20_Text"><text:span text:style-name="T139">multicast</text:span></text:span><text:change-end text:change-id="ct94860358701616"/><text:change-start text:change-id="ct94860358981632"/><text:span text:style-name="Source_20_Text"><text:span text:style-name="T139">’</text:span></text:span><text:change-end text:change-id="ct94860358981632"/><text:change-start text:change-id="ct94860358701984"/></text:p>
        </text:list-item>
        <text:list-item>
          <text:p text:style-name="P39"><text:span text:style-name="Source_20_Text"><text:span text:style-name="T140">tcpdump </text:span></text:span><text:change-end text:change-id="ct94860358701984"/><text:change-start text:change-id="ct94860358703088"/><text:span text:style-name="Source_20_Text"><text:span text:style-name="T140">‘</text:span></text:span><text:change-end text:change-id="ct94860358703088"/><text:change-start text:change-id="ct94860358970208"/><text:span text:style-name="Source_20_Text"><text:span text:style-name="T140">ip and (length &gt;= </text:span></text:span><text:span text:style-name="Source_20_Text"><text:span text:style-name="T137"><text:s/></text:span></text:span><text:change-end text:change-id="ct94860358970208"/><text:change-start text:change-id="ct94860358986704"/><text:span text:style-name="Source_20_Text"><text:span text:style-name="T141">576)</text:span></text:span><text:change-end text:change-id="ct94860358986704"/><text:change-start text:change-id="ct94860359011808"/><text:span text:style-name="Source_20_Text"><text:span text:style-name="T141">’</text:span></text:span><text:change-end text:change-id="ct94860359011808"/><text:change-start text:change-id="ct94860359013488"/></text:p>
        </text:list-item>
        <text:list-item>
          <text:p text:style-name="P40"><text:span text:style-name="Source_20_Text"><text:span text:style-name="T142">tcpdump </text:span></text:span><text:change-end text:change-id="ct94860359013488"/><text:change-start text:change-id="ct94860359013728"/><text:span text:style-name="Source_20_Text"><text:span text:style-name="T142">‘ip[8] &lt; 5’</text:span></text:span><text:change-end text:change-id="ct94860359013728"/><text:change-start text:change-id="ct94860358990624"/></text:p>
        </text:list-item>
        <text:list-item>
          <text:p text:style-name="P41"><text:span text:style-name="Source_20_Text"><text:span text:style-name="T143">tcpdump ‘ip[0] &amp; 0xf &gt; 5’</text:span></text:span><text:change-end text:change-id="ct94860358990624"/><text:change-start text:change-id="ct94860358990912"/><text:span text:style-name="Source_20_Text"><text:span text:style-name="T143"> </text:span></text:span><text:span text:style-name="Source_20_Text"><text:span text:style-name="T144">(IHL </text:span></text:span><text:change-end text:change-id="ct94860358990912"/><text:change-start text:change-id="ct94860359017584"/><text:span text:style-name="Source_20_Text"><text:span text:style-name="T144">bits 4-</text:span></text:span><text:span text:style-name="Source_20_Text"><text:span text:style-name="T145">7 σε λέξεις των 32 bits)</text:span></text:span></text:p>
        </text:list-item>
        <text:list-item>
          <text:p text:style-name="P42"><text:span text:style-name="Source_20_Text"><text:span text:style-name="T146">tcpdump ‘icmp and src 10.0.0.1</text:span></text:span><text:change-end text:change-id="ct94860359017584"/><text:change-start text:change-id="ct94860358940000"/><text:span text:style-name="Source_20_Text"><text:span text:style-name="T146">’</text:span></text:span></text:p>
        </text:list-item>
        <text:list-item>
          <text:p text:style-name="P43"><text:span text:style-name="Source_20_Text"><text:span text:style-name="T147">tcpdump ‘tcp and dst 10.0.0.2’</text:span></text:span></text:p>
        </text:list-item>
        <text:list-item>
          <text:p text:style-name="P44"><text:span text:style-name="Source_20_Text"><text:span text:style-name="T148">tcpdump </text:span></text:span><text:change-end text:change-id="ct94860358940000"/><text:change-start text:change-id="ct94860358979664"/><text:span text:style-name="Source_20_Text"><text:span text:style-name="T148">‘udp and src port </text:span></text:span><text:span text:style-name="Source_20_Text"><text:span text:style-name="T149">53’</text:span></text:span><text:change-end text:change-id="ct94860358979664"/><text:change-start text:change-id="ct94860359025520"/></text:p>
        </text:list-item>
        <text:list-item>
          <text:p text:style-name="P45"><text:span text:style-name="Source_20_Text"><text:span text:style-name="T150">tcpdump ‘tcp and host 10.0.0.10’</text:span></text:span></text:p>
        </text:list-item>
        <text:list-item>
          <text:p text:style-name="P46"><text:span text:style-name="Source_20_Text"><text:span text:style-name="T151">tcpdump </text:span></text:span><text:change-end text:change-id="ct94860359025520"/><text:change-start text:change-id="ct94860359027776"/><text:span text:style-name="Source_20_Text"><text:span text:style-name="T151">-</text:span></text:span><text:span text:style-name="Source_20_Text"><text:span text:style-name="T152">w “sample_capture” ‘tcp and dst port 23’</text:span></text:span><text:change-end text:change-id="ct94860359027776"/><text:change-start text:change-id="ct94860359023680"/></text:p>
        </text:list-item>
        <text:list-item>
          <text:p text:style-name="P47"><text:span text:style-name="Source_20_Text"><text:span text:style-name="T153">tcpdump ‘tcp[13] = 2’</text:span></text:span></text:p>
        </text:list-item>
        <text:list-item>
          <text:p text:style-name="P48"><text:span text:style-name="Source_20_Text"><text:span text:style-name="T154">tcpdump </text:span></text:span><text:change-end text:change-id="ct94860359023680"/><text:change-start text:change-id="ct94860359029376"/><text:span text:style-name="Source_20_Text"><text:span text:style-name="T154">‘tcp[13] = 2 or tcp[13] =</text:span></text:span><text:change-end text:change-id="ct94860359029376"/><text:change-start text:change-id="ct94860359040640"/><text:span text:style-name="Source_20_Text"><text:span text:style-name="T154"> 18’ </text:span></text:span><text:span text:style-name="Source_20_Text"><text:span text:style-name="T155">(tcpdump ‘tcp[13] &amp; 2 = 2’</text:span></text:span></text:p>
        </text:list-item>
        <text:list-item>
          <text:p text:style-name="P49"><text:span text:style-name="Source_20_Text"><text:span text:style-name="T156">tcpdump </text:span></text:span><text:change-end text:change-id="ct94860359040640"/><text:change-start text:change-id="ct94860359040880"/><text:span text:style-name="Source_20_Text"><text:span text:style-name="T156">‘tcp[13] </text:span></text:span><text:change-end text:change-id="ct94860359040880"/><text:change-start text:change-id="ct94860359042000"/><text:span text:style-name="Source_20_Text"><text:span text:style-name="T157">&amp; 1 = 1’</text:span></text:span></text:p>
        </text:list-item>
        <text:list-item>
          <text:p text:style-name="P50"><text:change-end text:change-id="ct94860359042000"/><text:change-start text:change-id="ct94860359042240"/><text:span text:style-name="Source_20_Text"><text:span text:style-name="T158">Δίνει το tcp header length</text:span></text:span><text:change-end text:change-id="ct94860359042240"/><text:change-start text:change-id="ct94860359045120"/><text:span text:style-name="Source_20_Text"><text:span text:style-name="T158"> </text:span></text:span><text:span text:style-name="Source_20_Text"><text:span text:style-name="T159">(((tcp[12:1] &amp; 0xf0) &gt;&gt; 2) τα πρώτα 4 bits του byte 12 * 4 </text:span></text:span></text:p>
        </text:list-item>
        <text:list-item>
          <text:p text:style-name="P51"><text:span text:style-name="Source_20_Text"><text:span text:style-name="T160">tcpdump </text:span></text:span><text:change-end text:change-id="ct94860359045120"/><text:change-start text:change-id="ct94860359052592"/><text:span text:style-name="Source_20_Text"><text:span text:style-name="T160">‘</text:span></text:span><text:span text:style-name="Source_20_Text"><text:span text:style-name="T159">(tcp[12:1] &amp; 0xf0) &gt;&gt; 2) </text:span></text:span><text:span text:style-name="Source_20_Text"><text:span text:style-name="T160">&gt; 20)’</text:span></text:span></text:p>
        </text:list-item>
        <text:list-item>
          <text:p text:style-name="P52"><text:change-end text:change-id="ct94860359052592"/><text:change-start text:change-id="ct94860359052832"/><text:span text:style-name="Source_20_Text"><text:span text:style-name="T161">tcpdump -A ‘</text:span></text:span><text:span text:style-name="Source_20_Text"><text:span text:style-name="T171">tcp port 80</text:span></text:span><text:span text:style-name="Source_20_Text"><text:span text:style-name="T161">’</text:span></text:span><text:change-end text:change-id="ct94860359052832"/><text:change-start text:change-id="ct94860359054096"/></text:p>
        </text:list-item>
        <text:list-item>
          <text:p text:style-name="P53"><text:span text:style-name="Source_20_Text"><text:span text:style-name="T162">tcpdump </text:span></text:span><text:change-end text:change-id="ct94860359054096"/><text:change-start text:change-id="ct94860359059536"/><text:span text:style-name="Source_20_Text"><text:span text:style-name="T162">‘tcp port 23 and dst </text:span></text:span><text:span text:style-name="Source_20_Text"><text:span text:style-name="T164">host </text:span></text:span><text:span text:style-name="Source_20_Text"><text:span text:style-name="T163">edu-dy.cn.ntua.gr’</text:span></text:span><text:change-end text:change-id="ct94860359059536"/><text:change-start text:change-id="ct94860359062816"/></text:p>
        </text:list-item>
        <text:list-item>
          <text:p text:style-name="P54"><text:span text:style-name="Source_20_Text"><text:span text:style-name="T165">tcpdump ‘ip6’</text:span></text:span><text:change-end text:change-id="ct94860359062816"/><text:change-start text:change-id="ct94860359035040"/></text:p>
        </text:list-item>
      </text:list>
      <text:p text:style-name="P18"><text:change-end text:change-id="ct94860359035040"/><text:change-start text:change-id="ct94860308536992"/><text:span text:style-name="Source_20_Text"><text:span text:style-name="T141"/></text:span></text:p>
      <text:p text:style-name="P18"><text:span text:style-name="Source_20_Text"><text:span text:style-name="T141"/></text:span></text:p>
      <text:p text:style-name="P18"><text:change-end text:change-id="ct94860308536992"/><text:change-start text:change-id="ct94860359090032"/><text:span text:style-name="Source_20_Text"><text:span text:style-name="T141"/></text:span></text:p>
      <text:list xml:id="list174129221417750" text:continue-numbering="true" text:style-name="L1">
        <text:list-header>
          <text:p text:style-name="P38"><text:change-end text:change-id="ct94860359090032"/><text:change-start text:change-id="ct94860359087680"/><text:span text:style-name="Source_20_Text"><text:span text:style-name="T137"/></text:span></text:p>
        </text:list-header>
      </text:list>
      <text:p text:style-name="P9"><text:change-end text:change-id="ct94860359087680"/><text:change text:change-id="ct94860359094208"/><text:change text:change-id="ct94860359093888"/><text:change text:change-id="ct94860359093568"/><text:change text:change-id="ct94860359093248"/><text:change text:change-id="ct94860359092928"/><text:change text:change-id="ct94860359092608"/><text:change text:change-id="ct94860359091152"/><text:change text:change-id="ct94860359090912"/><text:change text:change-id="ct94860359090672"/><text:change text:change-id="ct94860359090432"/><text:change-start text:change-id="ct94860359097808"/><text:span text:style-name="Source_20_Text"><text:span text:style-name="T233"/></text:span></text:p>
      <text:p text:style-name="P9"><text:soft-page-break/><text:span text:style-name="Source_20_Text"><text:span text:style-name="T233"/></text:span></text:p>
      <text:p text:style-name="P10"><text:span text:style-name="Source_20_Text"><text:span text:style-name="T234">Άσκηση </text:span></text:span><text:span text:style-name="Source_20_Text"><text:span text:style-name="T237">3</text:span></text:span><text:span text:style-name="Source_20_Text"><text:span text:style-name="T234">: Δικτύωση Host-only</text:span></text:span></text:p>
      <text:p text:style-name="P10"><text:span text:style-name="Source_20_Text"><text:span text:style-name="T179"/></text:span></text:p>
      <text:list xml:id="list3492543212" text:style-name="Numbering_20_123">
        <text:list-item>
          <text:p text:style-name="P61"><text:change-end text:change-id="ct94860359097808"/><text:change-start text:change-id="ct94860359113776"/><text:span text:style-name="Source_20_Text"><text:span text:style-name="T59">192.168.56.1</text:span></text:span></text:p>
        </text:list-item>
        <text:list-item>
          <text:p text:style-name="P61"><text:span text:style-name="Source_20_Text"><text:span text:style-name="T59">192.168.56.100 </text:span></text:span><text:span text:style-name="Source_20_Text"><text:span text:style-name="T60">με περιοχή 192.168.56.101 - 192.168.56.254</text:span></text:span></text:p>
        </text:list-item>
        <text:list-item>
          <text:p text:style-name="P62"><text:span text:style-name="Source_20_Text"><text:span text:style-name="T61">PC1 = </text:span></text:span><text:change-end text:change-id="ct94860359113776"/><text:change-start text:change-id="ct94860359115360"/><text:span text:style-name="Source_20_Text"><text:span text:style-name="T61">192.168.56.103 και PC2 = 192.168.56.102</text:span></text:span><text:change-end text:change-id="ct94860359115360"/><text:change-start text:change-id="ct94860359120832"/></text:p>
        </text:list-item>
        <text:list-item>
          <text:p text:style-name="P63"><text:span text:style-name="Source_20_Text"><text:span text:style-name="T62">dhclient em</text:span></text:span><text:span text:style-name="Source_20_Text"><text:span text:style-name="T63">0</text:span></text:span></text:p>
        </text:list-item>
        <text:list-item>
          <text:p text:style-name="P64"><text:span text:style-name="Source_20_Text"><text:span text:style-name="T64">Με εντολή ping </text:span></text:span><text:span text:style-name="Source_20_Text"><text:span text:style-name="T65">μεταξύ των μηχανών</text:span></text:span><text:change-end text:change-id="ct94860359120832"/><text:change-start text:change-id="ct94860359106816"/></text:p>
        </text:list-item>
        <text:list-item>
          <text:p text:style-name="P65"><text:span text:style-name="Source_20_Text"><text:span text:style-name="T66">Με εντολή ping από τον φλοιό του φιλοξενούν μηχανήματος</text:span></text:span></text:p>
        </text:list-item>
        <text:list-item>
          <text:p text:style-name="P66"><text:change-end text:change-id="ct94860359106816"/><text:change-start text:change-id="ct94860359126864"/><text:span text:style-name="Source_20_Text"><text:span text:style-name="T67">netstat -rn</text:span></text:span></text:p>
        </text:list-item>
        <text:list-item>
          <text:p text:style-name="P67"><text:change-end text:change-id="ct94860359126864"/><text:change-start text:change-id="ct94860359129040"/><text:span text:style-name="Source_20_Text"><text:span text:style-name="T68">Δεν υπάρχει default gateway</text:span></text:span><text:change-end text:change-id="ct94860359129040"/><text:change-start text:change-id="ct94860359136512"/><text:span text:style-name="Source_20_Text"><text:span text:style-name="T68"> </text:span></text:span><text:span text:style-name="Source_20_Text"><text:span text:style-name="T69">καθώς δεν προβλέπεται επικοινωνία με το διαδίκτυο ή με κάποιο δρομολογητή</text:span></text:span></text:p>
        </text:list-item>
        <text:list-item>
          <text:p text:style-name="P68"><text:change-end text:change-id="ct94860359136512"/><text:change-start text:change-id="ct94860359107184"/><text:span text:style-name="Source_20_Text"><text:span text:style-name="T70">Όχι, δεν γίνεται ping καθώς δεν υπάρχει εγγραφή στο routing table</text:span></text:span></text:p>
        </text:list-item>
        <text:list-item>
          <text:p text:style-name="P69"><text:change-end text:change-id="ct94860359107184"/><text:change-start text:change-id="ct94860359137104"/><text:span text:style-name="Source_20_Text"><text:span text:style-name="T71">PC.ntua.lab</text:span></text:span></text:p>
        </text:list-item>
        <text:list-item>
          <text:p text:style-name="P70"><text:change-end text:change-id="ct94860359137104"/><text:change-start text:change-id="ct94860359145056"/><text:span text:style-name="Source_20_Text"><text:span text:style-name="T72">hostname PC1/PC2</text:span></text:span></text:p>
        </text:list-item>
        <text:list-item>
          <text:p text:style-name="P71"><text:a xlink:type="simple" xlink:href="mailto:root@PC" text:style-name="Internet_20_link" text:visited-style-name="Visited_20_Internet_20_Link"><text:span text:style-name="Source_20_Text">root@PC</text:span></text:a><text:span text:style-name="Source_20_Text"><text:span text:style-name="T73">{1,2}</text:span></text:span><text:change-end text:change-id="ct94860359145056"/><text:change-start text:change-id="ct94860359154992"/></text:p>
        </text:list-item>
        <text:list-item>
          <text:p text:style-name="P72"><text:span text:style-name="Source_20_Text"><text:span text:style-name="T74">Όχι, περιέχει το παλιό όνομα</text:span></text:span></text:p>
        </text:list-item>
        <text:list-item>
          <text:p text:style-name="P73"><text:span text:style-name="Source_20_Text"><text:span text:style-name="T75">Έγινε αλλαγή τ</text:span></text:span><text:span text:style-name="Source_20_Text"><text:span text:style-name="T76">ω</text:span></text:span><text:span text:style-name="Source_20_Text"><text:span text:style-name="T184">ν hostnames στο αρχείο /etc/rc.conf </text:span></text:span><text:span text:style-name="Source_20_Text"><text:span text:style-name="T185">μέσω vim</text:span></text:span></text:p>
        </text:list-item>
        <text:list-item>
          <text:p text:style-name="P74"><text:span text:style-name="Source_20_Text"><text:span text:style-name="T186">Προσθέτω τις αντίστοιχες γραμμές στα αρχεία /etc/hosts:</text:span></text:span></text:p>
          <text:p text:style-name="P74"><text:span text:style-name="Source_20_Text"><text:span text:style-name="T186">192.168.56.102 PC2 </text:span></text:span></text:p>
          <text:p text:style-name="P74"><text:span text:style-name="Source_20_Text"><text:span text:style-name="T186">192.168.56.103 PC1</text:span></text:span></text:p>
        </text:list-item>
        <text:list-item>
          <text:p text:style-name="P75"><text:change-end text:change-id="ct94860359154992"/><text:change-start text:change-id="ct94860359161664"/><text:span text:style-name="Source_20_Text"><text:span text:style-name="T77">ping PC1</text:span></text:span><text:change-end text:change-id="ct94860359161664"/><text:change-start text:change-id="ct94860359167968"/></text:p>
        </text:list-item>
        <text:list-item>
          <text:p text:style-name="P76"><text:span text:style-name="Source_20_Text"><text:span text:style-name="T78">tcpdump </text:span></text:span><text:change-end text:change-id="ct94860359167968"/><text:change-start text:change-id="ct94860359171456"/><text:span text:style-name="Source_20_Text"><text:span text:style-name="T78">-i em0 ‘icmp and host 192.168.56.103’ -l | tee tes</text:span></text:span><text:change-end text:change-id="ct94860359171456"/><text:change-start text:change-id="ct94860359176176"/><text:span text:style-name="Source_20_Text"><text:span text:style-name="T79">t</text:span></text:span></text:p>
        </text:list-item>
        <text:list-item>
          <text:p text:style-name="P77"><text:change-end text:change-id="ct94860359176176"/><text:change-start text:change-id="ct94860359133232"/><text:span text:style-name="Source_20_Text"><text:span text:style-name="T80">64 bytes ttl = 64</text:span></text:span></text:p>
        </text:list-item>
        <text:list-item>
          <text:p text:style-name="P78"><text:change-end text:change-id="ct94860359133232"/><text:change-start text:change-id="ct94860359170144"/><text:span text:style-name="Source_20_Text"><text:span text:style-name="T81">ping -c 4 192.168.56.1</text:span></text:span></text:p>
        </text:list-item>
        <text:list-item>
          <text:p text:style-name="P78"><text:change-end text:change-id="ct94860359170144"/><text:change-start text:change-id="ct94860359178272"/><text:span text:style-name="Source_20_Text"><text:span text:style-name="T82">tcpdump -i em0 -vv ‘icmp’ -l</text:span></text:span><text:change-end text:change-id="ct94860359178272"/><text:change-start text:change-id="ct94860359152672"/><text:span text:style-name="Source_20_Text"><text:span text:style-name="T82"> | tee test</text:span></text:span></text:p>
        </text:list-item>
        <text:list-item>
          <text:p text:style-name="P79"><text:change-end text:change-id="ct94860359152672"/><text:change-start text:change-id="ct94860359182672"/><text:span text:style-name="Source_20_Text"><text:span text:style-name="T83">Το μήκος είναι το ίδιο, 64 bytes (μαζ</text:span></text:span><text:change-end text:change-id="ct94860359182672"/><text:change-start text:change-id="ct94860359184528"/><text:span text:style-name="Source_20_Text"><text:span text:style-name="T83">ί με icmp header)</text:span></text:span><text:change-end text:change-id="ct94860359184528"/><text:change-start text:change-id="ct94860359187008"/><text:span text:style-name="Source_20_Text"><text:span text:style-name="T83">, </text:span></text:span><text:change-end text:change-id="ct94860359187008"/><text:change-start text:change-id="ct94860359191824"/><text:span text:style-name="Source_20_Text"><text:span text:style-name="T84">unix ping</text:span></text:span></text:p>
        </text:list-item>
        <text:list-item>
          <text:p text:style-name="P80"><text:span text:style-name="Source_20_Text"><text:span text:style-name="T187">Η</text:span></text:span><text:span text:style-name="Source_20_Text"><text:span text:style-name="T86"> τιμή είναι 64 και</text:span></text:span><text:span text:style-name="Source_20_Text"><text:span text:style-name="T85"> συμφωνεί</text:span></text:span><text:change-end text:change-id="ct94860359191824"/><text:change-start text:change-id="ct94860359196480"/><text:span text:style-name="Source_20_Text"><text:span text:style-name="T85"> </text:span></text:span><text:span text:style-name="Source_20_Text"><text:span text:style-name="T86">με τις προηγούμενες τιμέ</text:span></text:span><text:change-end text:change-id="ct94860359196480"/><text:change-start text:change-id="ct94860359203152"/><text:span text:style-name="Source_20_Text"><text:span text:style-name="T87">ς</text:span></text:span></text:p>
        </text:list-item>
        <text:list-item>
          <text:p text:style-name="P81"><text:span text:style-name="Source_20_Text"><text:span text:style-name="T87">Δεν παρατήρησα στην καταγραφή κάποια κίνηση</text:span></text:span><text:change-end text:change-id="ct94860359203152"/><text:change-start text:change-id="ct94860359154656"/></text:p>
        </text:list-item>
        <text:list-item>
          <text:p text:style-name="P82"><text:change-end text:change-id="ct94860359154656"/><text:change-start text:change-id="ct94860359195408"/><text:span text:style-name="Source_20_Text"><text:span text:style-name="T88">Τώρα παρατηρώ όλη την κίνηση ICMP requests και replies μεταξύ του host και PC2</text:span></text:span><text:change-end text:change-id="ct94860359195408"/><text:change-start text:change-id="ct94860359186608"/></text:p>
          <text:p text:style-name="P83"><text:change-end text:change-id="ct94860359186608"/><text:change-start text:change-id="ct94860359185168"/><text:span text:style-name="Source_20_Text"><text:span text:style-name="T58"/></text:span></text:p>
        </text:list-item>
      </text:list>
      <text:p text:style-name="P11"><text:span text:style-name="Source_20_Text"><text:span text:style-name="T58"/></text:span></text:p>
      <text:p text:style-name="P13"><text:span text:style-name="Source_20_Text"><text:span text:style-name="T234">Άσκηση </text:span></text:span><text:span text:style-name="Source_20_Text"><text:span text:style-name="T238">4</text:span></text:span><text:span text:style-name="Source_20_Text"><text:span text:style-name="T234">: Δικτύωση Internal</text:span></text:span></text:p>
      <text:p text:style-name="P13"><text:span text:style-name="Source_20_Text"><text:span text:style-name="T179"/></text:span></text:p>
      <text:list xml:id="list174129798340457" text:continue-list="list3492543212" text:style-name="Numbering_20_123">
        <text:list-item text:start-value="1">
          <text:p text:style-name="P87"><text:change-end text:change-id="ct94860359185168"/><text:change-start text:change-id="ct94860378657840"/><text:span text:style-name="Source_20_Text"><text:span text:style-name="T181">ifconfig em0 192.168.56.103/24 αντίστοιχα</text:span></text:span></text:p>
        </text:list-item>
        <text:list-item>
          <text:p text:style-name="P21"><text:change-end text:change-id="ct94860378657840"/><text:change-start text:change-id="ct94860359617072"/><text:span text:style-name="Source_20_Text"><text:span text:style-name="T248">Η σύνδεση με τον dh</text:span></text:span><text:change-end text:change-id="ct94860359617072"/><text:change-start text:change-id="ct94860359697120"/><text:span text:style-name="Source_20_Text"><text:span text:style-name="T248">cp server απολύεται (dhclient exiting)</text:span></text:span></text:p>
        </text:list-item>
        <text:list-item>
          <text:p text:style-name="P22"><text:span text:style-name="Source_20_Text"><text:span text:style-name="T249">tcpdump -vv</text:span></text:span><text:change-end text:change-id="ct94860359697120"/><text:change-start text:change-id="ct94860357421264"/></text:p>
        </text:list-item>
        <text:list-item>
          <text:p text:style-name="P23"><text:span text:style-name="Source_20_Text"><text:span text:style-name="T250">Όχι, δεν απαντάει ο PC2</text:span></text:span></text:p>
        </text:list-item>
        <text:list-item>
          <text:p text:style-name="P24"><text:span text:style-name="Source_20_Text"><text:span text:style-name="T251">Ναι, φαίνονται τα ARP requests που κάνει ο host για να μάθει την Mac address του PC2</text:span></text:span><text:change-end text:change-id="ct94860357421264"/><text:change-start text:change-id="ct94860307489744"/></text:p>
        </text:list-item>
        <text:list-item>
          <text:p text:style-name="P25"><text:span text:style-name="Source_20_Text"><text:span text:style-name="T252">Όχι, λαμβάνω μήνυμα host is down</text:span></text:span><text:change-end text:change-id="ct94860307489744"/><text:change-start text:change-id="ct94860381835600"/></text:p>
        </text:list-item>
        <text:list-item>
          <text:p text:style-name="P26"><text:span text:style-name="Source_20_Text"><text:span text:style-name="T253">Όχι, δεν υπάρχει κίνηση</text:span></text:span><text:change-end text:change-id="ct94860381835600"/><text:change-start text:change-id="ct94860383481168"/></text:p>
        </text:list-item>
        <text:list-item>
          <text:p text:style-name="P27"><text:span text:style-name="Source_20_Text"><text:span text:style-name="T254">Τώρα επικοινωνούν μεταξύ τους, έλεγχος με ping</text:span></text:span></text:p>
        </text:list-item>
        <text:list-item>
          <text:p text:style-name="P28"><text:soft-page-break/><text:span text:style-name="Source_20_Text"><text:span text:style-name="T255">Όχι, ο host δεν επικοινωνεί με τα εικονικά μηχανήματα. Λογικό γιατί ανήκουν σε inter</text:span></text:span><text:change-end text:change-id="ct94860383481168"/><text:change-start text:change-id="ct94860383869344"/><text:span text:style-name="Source_20_Text"><text:span text:style-name="T255">nal network </text:span></text:span><text:span text:style-name="Source_20_Text"><text:span text:style-name="T257">(</text:span></text:span><text:span text:style-name="Source_20_Text"><text:span text:style-name="T256">με όνομα LAN</text:span></text:span><text:span text:style-name="Source_20_Text"><text:span text:style-name="T257">) </text:span></text:span><text:span text:style-name="Source_20_Text"><text:span text:style-name="T258">και έτσι ορίζει τη λειτουργία το VirtualBox</text:span></text:span><text:change-end text:change-id="ct94860383869344"/><text:change-start text:change-id="ct94860379695296"/></text:p>
        </text:list-item>
        <text:list-item>
          <text:p text:style-name="P29"><text:span text:style-name="Source_20_Text"><text:span text:style-name="T259">tcpdump -n -vv</text:span></text:span><text:change-end text:change-id="ct94860379695296"/><text:change-start text:change-id="ct94860383900000"/></text:p>
        </text:list-item>
        <text:list-item>
          <text:p text:style-name="P30"><text:span text:style-name="Source_20_Text"><text:span text:style-name="T260">arp -d -i em0 -a</text:span></text:span><text:change-end text:change-id="ct94860383900000"/><text:change-start text:change-id="ct94860381913856"/><text:span text:style-name="Source_20_Text"><text:span text:style-name="T260">, </text:span></text:span><text:span text:style-name="Source_20_Text"><text:span text:style-name="T262">ο PC2 παράγει ARP requests στην καταγραφή του PC1</text:span></text:span><text:change-end text:change-id="ct94860381913856"/><text:change-start text:change-id="ct94860357687920"/></text:p>
        </text:list-item>
        <text:list-item>
          <text:p text:style-name="P31"><text:change-end text:change-id="ct94860357687920"/><text:change-start text:change-id="ct94860383397792"/><text:span text:style-name="Source_20_Text"><text:span text:style-name="T261">Δεν υπάρχει δυνατότητα επικοινωνίας με το host</text:span></text:span><text:change-end text:change-id="ct94860383397792"/><text:change-start text:change-id="ct94860384067024"/><text:span text:style-name="Source_20_Text"><text:span text:style-name="T261">, </text:span></text:span><text:span text:style-name="Source_20_Text"><text:span text:style-name="T263">ο PC2 δεν βρίσκει την MAC address </text:span></text:span><text:span text:style-name="Source_20_Text"><text:span text:style-name="T264">του host </text:span></text:span><text:span text:style-name="Source_20_Text"><text:span text:style-name="T263">για να στείλει το ping request.</text:span></text:span><text:change-end text:change-id="ct94860384067024"/><text:change-start text:change-id="ct94860382161920"/></text:p>
        </text:list-item>
        <text:list-item>
          <text:p text:style-name="P88"><text:span text:style-name="Source_20_Text"><text:span text:style-name="T89">Οι δύο τελευταίες διαθέσιμες διευθύνσεις είναι οι 10.11.12.6</text:span></text:span><text:span text:style-name="Source_20_Text"><text:span text:style-name="T188">1</text:span></text:span><text:span text:style-name="Source_20_Text"><text:span text:style-name="T89"> και 10.11.12.6</text:span></text:span><text:span text:style-name="Source_20_Text"><text:span text:style-name="T188">2</text:span></text:span></text:p>
        </text:list-item>
        <text:list-item>
          <text:p text:style-name="P32"><text:change-end text:change-id="ct94860382161920"/><text:change-start text:change-id="ct94860358903040"/><text:span text:style-name="Source_20_Text"><text:span text:style-name="T265">Ναι, επικοινωνούν </text:span></text:span><text:change-end text:change-id="ct94860358903040"/><text:change-start text:change-id="ct94860381897408"/><text:span text:style-name="Source_20_Text"><text:span text:style-name="T266">(ping</text:span></text:span><text:span text:style-name="Source_20_Text"><text:span text:style-name="T267">)</text:span></text:span><text:change-end text:change-id="ct94860381897408"/><text:change-start text:change-id="ct94860359214768"/></text:p>
          <text:p text:style-name="P84"><text:change-end text:change-id="ct94860359214768"/><text:change-start text:change-id="ct94860359219920"/><text:span text:style-name="Source_20_Text"><text:span text:style-name="T180"/></text:span></text:p>
        </text:list-item>
      </text:list>
      <text:p text:style-name="P12"><text:span text:style-name="Source_20_Text"><text:span text:style-name="T235"/></text:span></text:p>
      <text:p text:style-name="P14"><text:span text:style-name="Source_20_Text"><text:span text:style-name="T234">Άσκηση </text:span></text:span><text:span text:style-name="Source_20_Text"><text:span text:style-name="T239">5</text:span></text:span><text:span text:style-name="Source_20_Text"><text:span text:style-name="T234">: </text:span></text:span><text:span text:style-name="Source_20_Text"><text:span text:style-name="T236">Δικτύωση NAT</text:span></text:span></text:p>
      <text:p text:style-name="P14"><text:span text:style-name="Source_20_Text"><text:span text:style-name="T178"/></text:span></text:p>
      <text:list xml:id="list174129391258438" text:continue-list="list174129798340457" text:style-name="Numbering_20_123">
        <text:list-item text:start-value="1">
          <text:p text:style-name="P89"><text:change-end text:change-id="ct94860359219920"/><text:change-start text:change-id="ct94860358694816"/><text:span text:style-name="Source_20_Text"><text:span text:style-name="T90">dhclient em0 σε κάθε μηχάνημα -</text:span></text:span><text:span text:style-name="Source_20_Text"><text:span text:style-name="T91">&gt; ip 10.0.</text:span></text:span><text:span text:style-name="Source_20_Text"><text:span text:style-name="T189">2</text:span></text:span><text:span text:style-name="Source_20_Text"><text:span text:style-name="T91">.25</text:span></text:span></text:p>
        </text:list-item>
        <text:list-item>
          <text:p text:style-name="P135"><text:span text:style-name="Source_20_Text"><text:span text:style-name="T91">ip 10.0.</text:span></text:span><text:span text:style-name="Source_20_Text"><text:span text:style-name="T189">2</text:span></text:span><text:span text:style-name="Source_20_Text"><text:span text:style-name="T91">.25 </text:span></text:span><text:span text:style-name="Source_20_Text"><text:span text:style-name="T92">από dhcp server 10.0.2.2</text:span></text:span></text:p>
        </text:list-item>
        <text:list-item>
          <text:p text:style-name="P136"><text:span text:style-name="Source_20_Text"><text:span text:style-name="T93">10.0.2.2</text:span></text:span></text:p>
        </text:list-item>
        <text:list-item>
          <text:p text:style-name="P137"><text:span text:style-name="Source_20_Text"><text:span text:style-name="T94">Το περιεχόμενο είναι το ίδιο με εκείνο του </text:span></text:span><text:span text:style-name="Source_20_Text"><text:span text:style-name="T95">αρχείου /etc/resolv.conf του </text:span></text:span><text:span text:style-name="Source_20_Text"><text:span text:style-name="T94">host</text:span></text:span></text:p>
        </text:list-item>
        <text:list-item>
          <text:p text:style-name="P137"><text:change-end text:change-id="ct94860358694816"/><text:change-start text:change-id="ct94860384158272"/><text:span text:style-name="Source_20_Text"><text:span text:style-name="T94">/var/db/dhclient.leases.em0</text:span></text:span></text:p>
        </text:list-item>
        <text:list-item>
          <text:p text:style-name="P137"><text:change-end text:change-id="ct94860384158272"/><text:change-start text:change-id="ct94860384861216"/><text:span text:style-name="Source_20_Text"><text:span text:style-name="T96">Ναι</text:span></text:span></text:p>
        </text:list-item>
        <text:list-item>
          <text:p text:style-name="P138"><text:span text:style-name="Source_20_Text"><text:span text:style-name="T97">ping </text:span></text:span><text:a xlink:type="simple" xlink:href="http://www.google.com/" text:style-name="Internet_20_link" text:visited-style-name="Visited_20_Internet_20_Link"><text:span text:style-name="Source_20_Text">www.go</text:span></text:a><text:change-end text:change-id="ct94860384861216"/><text:change-start text:change-id="ct94860382753264"/><text:a xlink:type="simple" xlink:href="http://www.google.com/" text:style-name="Internet_20_link" text:visited-style-name="Visited_20_Internet_20_Link"><text:span text:style-name="Source_20_Text">ogle.com</text:span></text:a><text:span text:style-name="Source_20_Text"><text:span text:style-name="T97"> απαντάει οπότε επικοινωνεί με το Internet</text:span></text:span></text:p>
        </text:list-item>
        <text:list-item>
          <text:p text:style-name="P139"><text:change-end text:change-id="ct94860382753264"/><text:change-start text:change-id="ct94860381987088"/><text:span text:style-name="Source_20_Text"><text:span text:style-name="T98">Λαμβάνω απάντηση σε όλες εκ</text:span></text:span><text:change-end text:change-id="ct94860381987088"/><text:change-start text:change-id="ct94860382928976"/><text:span text:style-name="Source_20_Text"><text:span text:style-name="T98">τός από την 10.0.2.1 </text:span></text:span><text:span text:style-name="Source_20_Text"><text:span text:style-name="T99">η οποία είναι η διεύθυνση υποδικτύου </text:span></text:span><text:span text:style-name="Source_20_Text"><text:span text:style-name="T100">του 10.0.2.0/24</text:span></text:span></text:p>
          <text:p text:style-name="P139"><text:span text:style-name="Source_20_Text"><text:span text:style-name="T98">10.0.2.2 -&gt; </text:span></text:span><text:span text:style-name="Source_20_Text"><text:span text:style-name="T101">gateway</text:span></text:span></text:p>
          <text:p text:style-name="P140"><text:span text:style-name="Source_20_Text"><text:span text:style-name="T99">10.0.2.3 -&gt; </text:span></text:span><text:span text:style-name="Source_20_Text"><text:span text:style-name="T102">DNS server (nameserver)</text:span></text:span></text:p>
          <text:p text:style-name="P140"><text:span text:style-name="Source_20_Text"><text:span text:style-name="T99">10.0.2.4 -&gt; </text:span></text:span><text:change-end text:change-id="ct94860382928976"/><text:change-start text:change-id="ct94860384761888"/><text:span text:style-name="Source_20_Text"><text:span text:style-name="T103">tftp server για remote booting</text:span></text:span></text:p>
        </text:list-item>
        <text:list-item>
          <text:p text:style-name="P90"><text:change-end text:change-id="ct94860384761888"/><text:change-start text:change-id="ct94860383531248"/><text:span text:style-name="Source_20_Text"><text:span text:style-name="T104">Όχι, δεν επικοινωνεί </text:span></text:span><text:span text:style-name="Source_20_Text"><text:span text:style-name="T105">στο NAT το κάθε μηχάνημα </text:span></text:span><text:change-end text:change-id="ct94860383531248"/><text:change-start text:change-id="ct94860381986816"/><text:span text:style-name="Source_20_Text"><text:span text:style-name="T106">έ</text:span></text:span><text:span text:style-name="Source_20_Text"><text:span text:style-name="T190">χει την εντύπωση ότι βρίσκεται στο δικό του ξεχωριστό δίκτυο</text:span></text:span></text:p>
        </text:list-item>
        <text:list-item>
          <text:p text:style-name="P90"><text:change-end text:change-id="ct94860381986816"/><text:change-start text:change-id="ct94860356486864"/><text:span text:style-name="Source_20_Text"><text:span text:style-name="T190">-</text:span></text:span><text:span text:style-name="Source_20_Text"><text:span text:style-name="T191">I -&gt; icmp , -n</text:span></text:span><text:change-end text:change-id="ct94860356486864"/><text:change-start text:change-id="ct94860363494240"/><text:span text:style-name="Source_20_Text"><text:span text:style-name="T191"> </text:span></text:span><text:span text:style-name="Source_20_Text"><text:span text:style-name="T192">δεν κάνει resolve τα names, -</text:span></text:span><text:span text:style-name="Source_20_Text"><text:span text:style-name="T193">q</text:span></text:span><text:change-end text:change-id="ct94860363494240"/><text:change-start text:change-id="ct94860381994928"/><text:span text:style-name="Source_20_Text"><text:span text:style-name="T193"> </text:span></text:span><text:span text:style-name="Source_20_Text"><text:span text:style-name="T194">αριθμός δοκιμών ανά hop</text:span></text:span></text:p>
        </text:list-item>
        <text:list-item>
          <text:p text:style-name="P91"><text:change-end text:change-id="ct94860381994928"/><text:change-start text:change-id="ct94860383001072"/><text:span text:style-name="Source_20_Text"><text:span text:style-name="T195">10.0.2.15 διεύθυνση πηγής και </text:span></text:span><text:span text:style-name="Source_20_Text"><text:span text:style-name="T196">ICMP echo request</text:span></text:span></text:p>
        </text:list-item>
        <text:list-item>
          <text:p text:style-name="P92"><text:span text:style-name="Source_20_Text"><text:span text:style-name="T197">πηγή 10.249.137.99</text:span></text:span><text:change-end text:change-id="ct94860383001072"/><text:change-start text:change-id="ct94860307974736"/><text:span text:style-name="Source_20_Text"><text:span text:style-name="T197"> </text:span></text:span><text:span text:style-name="Source_20_Text"><text:span text:style-name="T198">(δηλ ip host)</text:span></text:span></text:p>
        </text:list-item>
        <text:list-item>
          <text:p text:style-name="P93"><text:change-end text:change-id="ct94860307974736"/><text:change-start text:change-id="ct94860384790000"/><text:span text:style-name="Source_20_Text"><text:span text:style-name="T199">Οι IP των ενδιάμεσων δρομολογητών</text:span></text:span><text:change-end text:change-id="ct94860384790000"/><text:change-start text:change-id="ct94860384661008"/><text:span text:style-name="Source_20_Text"><text:span text:style-name="T199"> </text:span></text:span><text:span text:style-name="Source_20_Text"><text:span text:style-name="T200">στα βήματα της traceroute </text:span></text:span><text:span text:style-name="Source_20_Text"><text:span text:style-name="T201">με πρώτη την 10.249.137.25 (δηλαδή του default gateway του host)</text:span></text:span></text:p>
        </text:list-item>
        <text:list-item>
          <text:p text:style-name="P94"><text:span text:style-name="Source_20_Text"><text:span text:style-name="T202">10.249.137.99 </text:span></text:span><text:change-end text:change-id="ct94860384661008"/><text:change-start text:change-id="ct94860384850672"/><text:span text:style-name="Source_20_Text"><text:span text:style-name="T202">δηλαδή η διεύθυνση IPv4 του host στο τοπικό δίκτυο</text:span></text:span></text:p>
        </text:list-item>
        <text:list-item>
          <text:p text:style-name="P95"><text:change-end text:change-id="ct94860384850672"/><text:change-start text:change-id="ct94860385045088"/><text:span text:style-name="Source_20_Text"><text:span text:style-name="T203">Οι διευθύν</text:span></text:span><text:change-end text:change-id="ct94860385045088"/><text:change-start text:change-id="ct94860383521792"/><text:span text:style-name="Source_20_Text"><text:span text:style-name="T203">σεις που εμφανίζονται στο traceroute </text:span></text:span><text:span text:style-name="Source_20_Text"><text:span text:style-name="T204">(ίδιες με 13 + </text:span></text:span><text:span text:style-name="Source_20_Text"><text:span text:style-name="T205">10.0.2.2)</text:span></text:span></text:p>
        </text:list-item>
        <text:list-item>
          <text:p text:style-name="P96"><text:change-end text:change-id="ct94860383521792"/><text:change-start text:change-id="ct94860390595536"/><text:span text:style-name="Source_20_Text"><text:span text:style-name="T206">10.0.2.15</text:span></text:span></text:p>
        </text:list-item>
        <text:list-item>
          <text:p text:style-name="P97"><text:change-end text:change-id="ct94860390595536"/><text:change-start text:change-id="ct94860384326000"/><text:span text:style-name="Source_20_Text"><text:span text:style-name="T207">Όχι, έχουν διαφορετικές διευθύνσεις</text:span></text:span><text:change-end text:change-id="ct94860384326000"/><text:change-start text:change-id="ct94860307629728"/><text:span text:style-name="Source_20_Text"><text:span text:style-name="T207"> </text:span></text:span><text:span text:style-name="Source_20_Text"><text:span text:style-name="T208">και στο tcpdump είναι 6 ενώ στο wireshark 5 σε αριθμό</text:span></text:span></text:p>
        </text:list-item>
        <text:list-item>
          <text:p text:style-name="P98"><text:change-end text:change-id="ct94860307629728"/><text:change-start text:change-id="ct94860389952576"/><text:span text:style-name="Source_20_Text"><text:span text:style-name="T209">Προφανώς λείπει το πρώτο βήμα του εικονικού μηχανήματος όπου γίνεται το hop με το gateway που τρέχει στον host</text:span></text:span></text:p>
          <text:p text:style-name="P98"><text:change-end text:change-id="ct94860389952576"/><text:change-start text:change-id="ct94860308569904"/><text:span text:style-name="Source_20_Text"><text:span text:style-name="T209"/></text:span></text:p>
          <text:p text:style-name="P33"><text:change-end text:change-id="ct94860308569904"/><text:change-start text:change-id="ct94860358680144"/><text:span text:style-name="Source_20_Text"><text:span text:style-name="T268">ip 10.0.</text:span></text:span><text:span text:style-name="Source_20_Text"><text:span text:style-name="T247">2</text:span></text:span><text:span text:style-name="Source_20_Text"><text:span text:style-name="T268">.25 </text:span></text:span><text:span text:style-name="Source_20_Text"><text:span text:style-name="T269">από dhcp server 10.0.2.2</text:span></text:span></text:p>
          <text:p text:style-name="P33"><text:change-end text:change-id="ct94860358680144"/><text:change-start text:change-id="ct94860359220784"/></text:p>
          <text:p text:style-name="P85"><text:change-end text:change-id="ct94860359220784"/><text:change-start text:change-id="ct94860359234304"/><text:span text:style-name="Strong_20_Emphasis"><text:span text:style-name="T182"/></text:span></text:p>
        </text:list-item>
      </text:list>
      <text:p text:style-name="P15"><text:soft-page-break/><text:span text:style-name="Source_20_Text"><text:span text:style-name="T234"/></text:span></text:p>
      <text:p text:style-name="P15"><text:span text:style-name="Source_20_Text"><text:span text:style-name="T234">Άσκηση </text:span></text:span><text:span text:style-name="Source_20_Text"><text:span text:style-name="T240">6</text:span></text:span><text:span text:style-name="Source_20_Text"><text:span text:style-name="T234">: </text:span></text:span><text:span text:style-name="Source_20_Text"><text:span text:style-name="T241">Δικτύωση NAT Network</text:span></text:span></text:p>
      <text:p text:style-name="P15"><text:span text:style-name="Source_20_Text"><text:span text:style-name="T241"/></text:span></text:p>
      <text:list xml:id="list174128628545086" text:continue-list="list174129391258438" text:style-name="Numbering_20_123">
        <text:list-item text:start-value="1">
          <text:p text:style-name="P99"><text:span text:style-name="Source_20_Text"><text:span text:style-name="T210">10.0.2.0/24</text:span></text:span></text:p>
        </text:list-item>
        <text:list-item>
          <text:p text:style-name="P100"><text:span text:style-name="Source_20_Text"><text:span text:style-name="T212">ifconfig em0 delete {ip}</text:span></text:span></text:p>
        </text:list-item>
        <text:list-item>
          <text:p text:style-name="P102"><text:span text:style-name="Source_20_Text"><text:span text:style-name="T213">dhclient em0</text:span></text:span></text:p>
        </text:list-item>
        <text:list-item>
          <text:p text:style-name="P101"><text:span text:style-name="Source_20_Text"><text:span text:style-name="T211">PC1 -&gt; 10.0.2.15, PC2 -&gt; 10.0.2.4, </text:span></text:span><text:span text:style-name="Source_20_Text"><text:span text:style-name="T214">πριν σε δικτύωση NAT είχαν την ίδια διεύθυνση </text:span></text:span><text:span text:style-name="Source_20_Text"><text:span text:style-name="T215">10.0.2.15</text:span></text:span></text:p>
        </text:list-item>
        <text:list-item>
          <text:p text:style-name="P103"><text:span text:style-name="Source_20_Text"><text:span text:style-name="T216">10.0.2.3</text:span></text:span></text:p>
        </text:list-item>
        <text:list-item>
          <text:p text:style-name="P104"><text:span text:style-name="Source_20_Text"><text:span text:style-name="T217">οι DNS servers του host μηχανήματος </text:span></text:span><text:span text:style-name="Source_20_Text"><text:span text:style-name="T219">(περιεχόμενο αρχείου /etc/resolv.conf host</text:span></text:span></text:p>
        </text:list-item>
        <text:list-item>
          <text:p text:style-name="P105"><text:span text:style-name="Source_20_Text"><text:span text:style-name="T218">10.0.2.1</text:span></text:span></text:p>
        </text:list-item>
        <text:list-item>
          <text:p text:style-name="P106"><text:span text:style-name="Source_20_Text"><text:span text:style-name="T220">Ναι</text:span></text:span></text:p>
        </text:list-item>
        <text:list-item>
          <text:p text:style-name="P107"><text:span text:style-name="Source_20_Text"><text:span text:style-name="T221">Ναι</text:span></text:span></text:p>
        </text:list-item>
        <text:list-item>
          <text:p text:style-name="P108"><text:span text:style-name="Source_20_Text"><text:span text:style-name="T222">Ναι, το μηχάνημα που απαντάει είναι ο host </text:span></text:span><text:span text:style-name="Source_20_Text"><text:span text:style-name="T223">(ίδια mac με default gateway </text:span></text:span><text:span text:style-name="Source_20_Text"><text:span text:style-name="T224">= host</text:span></text:span><text:span text:style-name="Source_20_Text"><text:span text:style-name="T223">)</text:span></text:span></text:p>
        </text:list-item>
        <text:list-item>
          <text:p text:style-name="P109"><text:span text:style-name="Source_20_Text"><text:span text:style-name="T225">ping </text:span></text:span><text:a xlink:type="simple" xlink:href="http://www.google.com/" text:style-name="Internet_20_link" text:visited-style-name="Visited_20_Internet_20_Link"><text:span text:style-name="Source_20_Text">www.google.com</text:span></text:a><text:span text:style-name="Source_20_Text"><text:span text:style-name="T225"> </text:span></text:span></text:p>
        </text:list-item>
        <text:list-item>
          <text:p text:style-name="P110"><text:span text:style-name="Source_20_Text"><text:span text:style-name="T226">Ναι, επικοινωνούν μεταξύ τους</text:span></text:span></text:p>
        </text:list-item>
        <text:list-item>
          <text:p text:style-name="P111"><text:span text:style-name="Source_20_Text"><text:span text:style-name="T227">Όχι</text:span></text:span></text:p>
        </text:list-item>
        <text:list-item>
          <text:p text:style-name="P111"><text:span text:style-name="Source_20_Text"><text:span text:style-name="T229">ping σε διεύθυνση 10.0.2.4 (PC2) ε</text:span></text:span><text:span text:style-name="Source_20_Text"><text:span text:style-name="T227">ίναι το φιλοξενούν μηχάνημα, </text:span></text:span><text:span text:style-name="Source_20_Text"><text:span text:style-name="T228">o tftp server για remote booting. </text:span></text:span><text:span text:style-name="Source_20_Text"><text:span text:style-name="T230">Διαπιστώνω αφού κάνω tcpdump στο <text:s/>PC2, δεν λαμβάνω πακέτο. </text:span></text:span><text:span text:style-name="Source_20_Text"><text:span text:style-name="T231">Επίσης στο arp table του PC3 δεν αντιστοιχεί η MAC διέθυνση του PC2</text:span></text:span></text:p>
          <text:p text:style-name="P86"><text:span text:style-name="Source_20_Text"><text:span text:style-name="T183"/></text:span></text:p>
        </text:list-item>
      </text:list>
      <text:p text:style-name="P15"><text:change-end text:change-id="ct94860359234304"/><text:span text:style-name="Source_20_Text"><text:span text:style-name="T24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3-07T17:40:57.542344526</dc:date>
    <meta:editing-duration>P3DT7H1S</meta:editing-duration>
    <meta:editing-cycles>1036</meta:editing-cycles>
    <meta:generator>LibreOffice/6.4.6.2$Linux_X86_64 LibreOffice_project/40$Build-2</meta:generator>
    <meta:document-statistic meta:table-count="0" meta:image-count="0" meta:object-count="0" meta:page-count="4" meta:paragraph-count="116" meta:word-count="915" meta:character-count="5161" meta:non-whitespace-character-count="4453"/>
  </office:meta>
</office:document-meta>
</file>